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1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4" table:default-cell-style-name="Default"/>
        <table:table-column table:style-name="co6" table:default-cell-style-name="ce17"/>
        <table:table-column table:style-name="co6" table:number-columns-repeated="24" table:default-cell-style-name="Default"/>
        <table:table-column table:style-name="co6" table:default-cell-style-name="ce17"/>
        <table:table-column table:style-name="co6" table:number-columns-repeated="93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&#10;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]&#10;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&#10;[b]4. [url=https://www.chocolate-doom.org/wiki/index.php/Downloads]Chocolate Doom[/url][/b] [[b]19[/b]: mun: 1, YukiRaven: 1, GhoulDesecrator: 1, seed: 1, Diabolución: 1, Catpho: 1,  Erick: 1, InsanityBringer: 1, DMPhobos: 1, Bauul: 1, EngineerKappa: 1, zokum: 1, The_SloVinator: 1, joshthenesnerd: 1, vesperas: 1, Rimantas: 1, CyberDreams: 1, VGA: 1, Firedust: 1]&#10;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&#10;[b]6. [url=https://www.chocolate-doom.org/wiki/index.php/Crispy_Doom]Crispy Doom[/url][/b] [[b]15[/b]: mun: 1, Lila Feuer: 1, HAK3180: 1, Killer5: 1, galileo31dos01: 1, Woolie Wool: 1, The Mysterious Moustachio: 1, Bauul: 1, The_SloVinator: 1, AlexMax: 1, CyberDreams: 1, NerdyButLazy: 1, LuciferSam86: 1, Gunstar Green: 1, UNERXAi: 1]&#10;[b]7. [url=https://www.doomworld.com/eternity/etcengine.html]The Eternity Engine[/url][/b] [[b]10[/b]: Jon: 1, Edward850: 1, Lila Feuer: 1, seed: 1, Gez: 1, Catpho: 1, SGS Man: 1, InsanityBringer: 1, zokum: 1, PaquoCastor: 1]&#10;[b]8. [url=http://dengine.net/]Doomsday Engine [/url][/b] [[b]6[/b]: Caffeine Freak: 1, YukiRaven: 1, Lila Feuer: 1, Bauul: 1, Ye_Illuminator: 1, DoomGater: 1]&#10;[b]9. [url=http://zdaemon.org/]ZDaemon[/url][/b] [[b]5[/b]: Doomkid: 1, Rosh Fragger: 1, Catpho: 1, DaIcemann76: 1, Medis: 1]&#10;[b]10. [url=http://www.doomretro.com/]Doom Retro[/url][/b] [[b]4[/b]: Gez: 1, Manuel-K: 1, Kroc: 1, valkiriforce: 1]&#10;[b]10. [url=http://www.skulltag.com/]Skulltag[/url][/b] [[b]4[/b]: Yuki Senmatsu: 1, Lizardcommando: 1, Ye_Illuminator: 1, haruko haruhara: 1]&#10;[b]12. [url=http://doomlegacy.sourceforge.net/]Doom Legacy[/url][/b] [[b]3[/b]: Bauul: 1, riderr3: 1, DoomGater: 1]&#10;[b]13. [url=https://sourceforge.net/projects/edge2/]3DGE[/url][/b] [[b]2[/b]: Gez: 1, Catpho: 1]&#10;[b]13. [url=http://sourceforge.net/projects/delphidoom/]DelphiDoom[/url][/b] [[b]2[/b]: YukiRaven: 1, Gez: 1]&#10;[b]13. [url=https://www.doomworld.com/idgames/idstuff/doom/win95/doom95]Doom95[/url][/b] [[b]2[/b]: Josuke: 1, Gerardo194: 1]&#10;[b]13. [url=https://odamex.net/]Odamex[/url][/b] [[b]2[/b]: Doomkid: 1, Diabolución: 1]&#10;[b]17. [url=http://prboom-plus.sourceforge.net/]Doom﻿+[/url][/b] [[b]1[/b]: Woolie Wool: 1]&#10;[b]17. [url=https://doomwiki.org/wiki/DOOM2.EXE]Doom2.exe[/url][/b] [[b]1[/b]: zokum: 1]&#10;[b]17. [url=https://zdoom.org/downloads]QZDoom[/url][/b] [[b]1[/b]: Woolie Wool: 1]&#10;[b]17. [url=http://risen3d.drdteam.org/]Risen3D[/url][/b] [[b]1[/b]: Catpho: 1]&#10;[b]17. [url=http://www.scoredoom.com/]ScoreDoom[/url][/b] [[b]1[/b]: yakfak: 1]&#10;&#10;Sourceports: 21&#10;Voters: 93" calcext:value-type="string" table:number-columns-spanned="3" table:number-rows-spanned="1">
            <text:p>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</text:p>
            <text:p>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]</text:p>
            <text:p>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</text:p>
            <text:p>[b]4. [url=https://www.chocolate-doom.org/wiki/index.php/Downloads]Chocolate Doom[/url][/b] [[b]19[/b]: mun: 1, YukiRaven: 1, GhoulDesecrator: 1, seed: 1, Diabolución: 1, Catpho: 1,  Erick: 1, InsanityBringer: 1, DMPhobos: 1, Bauul: 1, EngineerKappa: 1, zokum: 1, The_SloVinator: 1, joshthenesnerd: 1, vesperas: 1, Rimantas: 1, CyberDreams: 1, VGA: 1, Firedust: 1]</text:p>
            <text:p>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</text:p>
            <text:p>[b]6. [url=https://www.chocolate-doom.org/wiki/index.php/Crispy_Doom]Crispy Doom[/url][/b] [[b]15[/b]: mun: 1, Lila Feuer: 1, HAK3180: 1, Killer5: 1, galileo31dos01: 1, Woolie Wool: 1, The Mysterious Moustachio: 1, Bauul: 1, The_SloVinator: 1, AlexMax: 1, CyberDreams: 1, NerdyButLazy: 1, LuciferSam86: 1, Gunstar Green: 1, UNERXAi: 1]</text:p>
            <text:p>[b]7. [url=https://www.doomworld.com/eternity/etcengine.html]The Eternity Engine[/url][/b] [[b]10[/b]: Jon: 1, Edward850: 1, Lila Feuer: 1, seed: 1, Gez: 1, Catpho: 1, SGS Man: 1, InsanityBringer: 1, zokum: 1, PaquoCastor: 1]</text:p>
            <text:p>[b]8. [url=http://dengine.net/]Doomsday Engine [/url][/b] [[b]6[/b]: Caffeine Freak: 1, YukiRaven: 1, Lila Feuer: 1, Bauul: 1, Ye_Illuminator: 1, DoomGater: 1]</text:p>
            <text:p>[b]9. [url=http://zdaemon.org/]ZDaemon[/url][/b] [[b]5[/b]: Doomkid: 1, Rosh Fragger: 1, Catpho: 1, DaIcemann76: 1, Medis: 1]</text:p>
            <text:p>[b]10. [url=http://www.doomretro.com/]Doom Retro[/url][/b] [[b]4[/b]: Gez: 1, Manuel-K: 1, Kroc: 1, valkiriforce: 1]</text:p>
            <text:p>[b]10. [url=http://www.skulltag.com/]Skulltag[/url][/b] [[b]4[/b]: Yuki Senmatsu: 1, Lizardcommando: 1, Ye_Illuminator: 1, haruko haruhara: 1]</text:p>
            <text:p>[b]12. [url=http://doomlegacy.sourceforge.net/]Doom Legacy[/url][/b] [[b]3[/b]: Bauul: 1, riderr3: 1, DoomGater: 1]</text:p>
            <text:p>[b]13. [url=https://sourceforge.net/projects/edge2/]3DGE[/url][/b] [[b]2[/b]: Gez: 1, Catpho: 1]</text:p>
            <text:p>[b]13. [url=http://sourceforge.net/projects/delphidoom/]DelphiDoom[/url][/b] [[b]2[/b]: YukiRaven: 1, Gez: 1]</text:p>
            <text:p>[b]13. [url=https://www.doomworld.com/idgames/idstuff/doom/win95/doom95]Doom95[/url][/b] [[b]2[/b]: Josuke: 1, Gerardo194: 1]</text:p>
            <text:p>[b]13. [url=https://odamex.net/]Odamex[/url][/b] [[b]2[/b]: Doomkid: 1, Diabolución: 1]</text:p>
            <text:p>[b]17. [url=http://prboom-plus.sourceforge.net/]Doom﻿+[/url][/b] [[b]1[/b]: Woolie Wool: 1]</text:p>
            <text:p>[b]17. [url=https://doomwiki.org/wiki/DOOM2.EXE]Doom2.exe[/url][/b] [[b]1[/b]: zokum: 1]</text:p>
            <text:p>[b]17. [url=https://zdoom.org/downloads]QZDoom[/url][/b] [[b]1[/b]: Woolie Wool: 1]</text:p>
            <text:p>[b]17. [url=http://risen3d.drdteam.org/]Risen3D[/url][/b] [[b]1[/b]: Catpho: 1]</text:p>
            <text:p>[b]17. [url=http://www.scoredoom.com/]ScoreDoom[/url][/b] [[b]1[/b]: yakfak: 1]</text:p>
            <text:p/>
            <text:p>Sourceports: 21</text:p>
            <text:p>Voters: 93</text:p>
          </table:table-cell>
          <table:covered-table-cell table:style-name="ce3"/>
          <table:covered-table-cell table:style-name="ce5"/>
          <table:table-cell table:style-name="ce2" table:formula="of:=&quot;Sourceports: &quot; &amp; SUMPRODUCT(NOT(ISBLANK([.D4:.D1048576])))" office:value-type="string" office:string-value="Sourceports: 21" calcext:value-type="string">
            <text:p>Sourceports: 21</text:p>
          </table:table-cell>
          <table:table-cell table:style-name="ce2" table:formula="of:=&quot;Voters: &quot; &amp; SUMPRODUCT(NOT(ISBLANK([.H2:.AMJ2])))" office:value-type="string" office:string-value="Voters: 93" calcext:value-type="string">
            <text:p>Voters: 93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204" calcext:value-type="float">
            <text:p>204</text:p>
          </table:table-cell>
          <table:table-cell table:formula="of:=SUM([.H4:.H1048576])" office:value-type="float" office:value="1" calcext:value-type="float">
            <text:p>1</text:p>
          </table:table-cell>
          <table:table-cell table:formula="of:=SUM([.I4:.I1048576])" office:value-type="float" office:value="1" calcext:value-type="float">
            <text:p>1</text:p>
          </table:table-cell>
          <table:table-cell table:formula="of:=SUM([.J4:.J1048576])" office:value-type="float" office:value="1" calcext:value-type="float">
            <text:p>1</text:p>
          </table:table-cell>
          <table:table-cell table:formula="of:=SUM([.K4:.K1048576])" office:value-type="float" office:value="1" calcext:value-type="float">
            <text:p>1</text:p>
          </table:table-cell>
          <table:table-cell table:formula="of:=SUM([.L4:.L1048576])" office:value-type="float" office:value="4" calcext:value-type="float">
            <text:p>4</text:p>
          </table:table-cell>
          <table:table-cell table:formula="of:=SUM([.M4:.M1048576])" office:value-type="float" office:value="4" calcext:value-type="float">
            <text:p>4</text:p>
          </table:table-cell>
          <table:table-cell table:formula="of:=SUM([.N4:.N1048576])" office:value-type="float" office:value="3" calcext:value-type="float">
            <text:p>3</text:p>
          </table:table-cell>
          <table:table-cell table:formula="of:=SUM([.O4:.O1048576])" office:value-type="float" office:value="4" calcext:value-type="float">
            <text:p>4</text:p>
          </table:table-cell>
          <table:table-cell table:formula="of:=SUM([.P4:.P1048576])" office:value-type="float" office:value="1" calcext:value-type="float">
            <text:p>1</text:p>
          </table:table-cell>
          <table:table-cell table:formula="of:=SUM([.Q4:.Q1048576])" office:value-type="float" office:value="4" calcext:value-type="float">
            <text:p>4</text:p>
          </table:table-cell>
          <table:table-cell table:formula="of:=SUM([.R4:.R1048576])" office:value-type="float" office:value="3" calcext:value-type="float">
            <text:p>3</text:p>
          </table:table-cell>
          <table:table-cell table:formula="of:=SUM([.S4:.S1048576])" office:value-type="float" office:value="3" calcext:value-type="float">
            <text:p>3</text:p>
          </table:table-cell>
          <table:table-cell table:formula="of:=SUM([.T4:.T1048576])" office:value-type="float" office:value="1" calcext:value-type="float">
            <text:p>1</text:p>
          </table:table-cell>
          <table:table-cell table:formula="of:=SUM([.U4:.U1048576])" office:value-type="float" office:value="2" calcext:value-type="float">
            <text:p>2</text:p>
          </table:table-cell>
          <table:table-cell table:formula="of:=SUM([.V4:.V1048576])" office:value-type="float" office:value="1" calcext:value-type="float">
            <text:p>1</text:p>
          </table:table-cell>
          <table:table-cell table:formula="of:=SUM([.W4:.W1048576])" office:value-type="float" office:value="1" calcext:value-type="float">
            <text:p>1</text:p>
          </table:table-cell>
          <table:table-cell table:formula="of:=SUM([.X4:.X1048576])" office:value-type="float" office:value="3" calcext:value-type="float">
            <text:p>3</text:p>
          </table:table-cell>
          <table:table-cell table:formula="of:=SUM([.Y4:.Y1048576])" office:value-type="float" office:value="1" calcext:value-type="float">
            <text:p>1</text:p>
          </table:table-cell>
          <table:table-cell table:formula="of:=SUM([.Z4:.Z1048576])" office:value-type="float" office:value="2" calcext:value-type="float">
            <text:p>2</text:p>
          </table:table-cell>
          <table:table-cell table:formula="of:=SUM([.AA4:.AA1048576])" office:value-type="float" office:value="1" calcext:value-type="float">
            <text:p>1</text:p>
          </table:table-cell>
          <table:table-cell table:formula="of:=SUM([.AB4:.AB1048576])" office:value-type="float" office:value="1" calcext:value-type="float">
            <text:p>1</text:p>
          </table:table-cell>
          <table:table-cell table:formula="of:=SUM([.AC4:.AC1048576])" office:value-type="float" office:value="1" calcext:value-type="float">
            <text:p>1</text:p>
          </table:table-cell>
          <table:table-cell table:formula="of:=SUM([.AD4:.AD1048576])" office:value-type="float" office:value="1" calcext:value-type="float">
            <text:p>1</text:p>
          </table:table-cell>
          <table:table-cell table:formula="of:=SUM([.AE4:.AE1048576])" office:value-type="float" office:value="1" calcext:value-type="float">
            <text:p>1</text:p>
          </table:table-cell>
          <table:table-cell table:formula="of:=SUM([.AF4:.AF1048576])" office:value-type="float" office:value="5" calcext:value-type="float">
            <text:p>5</text:p>
          </table:table-cell>
          <table:table-cell table:formula="of:=SUM([.AG4:.AG1048576])" office:value-type="float" office:value="8" calcext:value-type="float">
            <text:p>8</text:p>
          </table:table-cell>
          <table:table-cell table:formula="of:=SUM([.AH4:.AH1048576])" office:value-type="float" office:value="2" calcext:value-type="float">
            <text:p>2</text:p>
          </table:table-cell>
          <table:table-cell table:formula="of:=SUM([.AI4:.AI1048576])" office:value-type="float" office:value="1" calcext:value-type="float">
            <text:p>1</text:p>
          </table:table-cell>
          <table:table-cell table:formula="of:=SUM([.AJ4:.AJ1048576])" office:value-type="float" office:value="1" calcext:value-type="float">
            <text:p>1</text:p>
          </table:table-cell>
          <table:table-cell table:formula="of:=SUM([.AK4:.AK1048576])" office:value-type="float" office:value="4" calcext:value-type="float">
            <text:p>4</text:p>
          </table:table-cell>
          <table:table-cell table:formula="of:=SUM([.AL4:.AL1048576])" office:value-type="float" office:value="3" calcext:value-type="float">
            <text:p>3</text:p>
          </table:table-cell>
          <table:table-cell table:formula="of:=SUM([.AM4:.AM1048576])" office:value-type="float" office:value="1" calcext:value-type="float">
            <text:p>1</text:p>
          </table:table-cell>
          <table:table-cell table:formula="of:=SUM([.AN4:.AN1048576])" office:value-type="float" office:value="4" calcext:value-type="float">
            <text:p>4</text:p>
          </table:table-cell>
          <table:table-cell table:formula="of:=SUM([.AO4:.AO1048576])" office:value-type="float" office:value="2" calcext:value-type="float">
            <text:p>2</text:p>
          </table:table-cell>
          <table:table-cell table:formula="of:=SUM([.AP4:.AP1048576])" office:value-type="float" office:value="1" calcext:value-type="float">
            <text:p>1</text:p>
          </table:table-cell>
          <table:table-cell table:formula="of:=SUM([.AQ4:.AQ1048576])" office:value-type="float" office:value="1" calcext:value-type="float">
            <text:p>1</text:p>
          </table:table-cell>
          <table:table-cell table:formula="of:=SUM([.AR4:.AR1048576])" office:value-type="float" office:value="4" calcext:value-type="float">
            <text:p>4</text:p>
          </table:table-cell>
          <table:table-cell table:formula="of:=SUM([.AS4:.AS1048576])" office:value-type="float" office:value="3" calcext:value-type="float">
            <text:p>3</text:p>
          </table:table-cell>
          <table:table-cell table:formula="of:=SUM([.AT4:.AT1048576])" office:value-type="float" office:value="1" calcext:value-type="float">
            <text:p>1</text:p>
          </table:table-cell>
          <table:table-cell table:formula="of:=SUM([.AU4:.AU1048576])" office:value-type="float" office:value="4" calcext:value-type="float">
            <text:p>4</text:p>
          </table:table-cell>
          <table:table-cell table:formula="of:=SUM([.AV4:.AV1048576])" office:value-type="float" office:value="2" calcext:value-type="float">
            <text:p>2</text:p>
          </table:table-cell>
          <table:table-cell table:formula="of:=SUM([.AW4:.AW1048576])" office:value-type="float" office:value="2" calcext:value-type="float">
            <text:p>2</text:p>
          </table:table-cell>
          <table:table-cell table:formula="of:=SUM([.AX4:.AX1048576])" office:value-type="float" office:value="2" calcext:value-type="float">
            <text:p>2</text:p>
          </table:table-cell>
          <table:table-cell table:formula="of:=SUM([.AY4:.AY1048576])" office:value-type="float" office:value="2" calcext:value-type="float">
            <text:p>2</text:p>
          </table:table-cell>
          <table:table-cell table:formula="of:=SUM([.AZ4:.AZ1048576])" office:value-type="float" office:value="1" calcext:value-type="float">
            <text:p>1</text:p>
          </table:table-cell>
          <table:table-cell table:formula="of:=SUM([.BA4:.BA1048576])" office:value-type="float" office:value="1" calcext:value-type="float">
            <text:p>1</text:p>
          </table:table-cell>
          <table:table-cell table:formula="of:=SUM([.BB4:.BB1048576])" office:value-type="float" office:value="3" calcext:value-type="float">
            <text:p>3</text:p>
          </table:table-cell>
          <table:table-cell table:formula="of:=SUM([.BC4:.BC1048576])" office:value-type="float" office:value="1" calcext:value-type="float">
            <text:p>1</text:p>
          </table:table-cell>
          <table:table-cell table:formula="of:=SUM([.BD4:.BD1048576])" office:value-type="float" office:value="3" calcext:value-type="float">
            <text:p>3</text:p>
          </table:table-cell>
          <table:table-cell table:formula="of:=SUM([.BE4:.BE1048576])" office:value-type="float" office:value="4" calcext:value-type="float">
            <text:p>4</text:p>
          </table:table-cell>
          <table:table-cell table:formula="of:=SUM([.BF4:.BF1048576])" office:value-type="float" office:value="1" calcext:value-type="float">
            <text:p>1</text:p>
          </table:table-cell>
          <table:table-cell table:formula="of:=SUM([.BG4:.BG1048576])" office:value-type="float" office:value="1" calcext:value-type="float">
            <text:p>1</text:p>
          </table:table-cell>
          <table:table-cell table:formula="of:=SUM([.BH4:.BH1048576])" office:value-type="float" office:value="6" calcext:value-type="float">
            <text:p>6</text:p>
          </table:table-cell>
          <table:table-cell table:formula="of:=SUM([.BI4:.BI1048576])" office:value-type="float" office:value="1" calcext:value-type="float">
            <text:p>1</text:p>
          </table:table-cell>
          <table:table-cell table:formula="of:=SUM([.BJ4:.BJ1048576])" office:value-type="float" office:value="2" calcext:value-type="float">
            <text:p>2</text:p>
          </table:table-cell>
          <table:table-cell table:formula="of:=SUM([.BK4:.BK1048576])" office:value-type="float" office:value="3" calcext:value-type="float">
            <text:p>3</text:p>
          </table:table-cell>
          <table:table-cell table:formula="of:=SUM([.BL4:.BL1048576])" office:value-type="float" office:value="4" calcext:value-type="float">
            <text:p>4</text:p>
          </table:table-cell>
          <table:table-cell table:formula="of:=SUM([.BM4:.BM1048576])" office:value-type="float" office:value="1" calcext:value-type="float">
            <text:p>1</text:p>
          </table:table-cell>
          <table:table-cell table:formula="of:=SUM([.BN4:.BN1048576])" office:value-type="float" office:value="1" calcext:value-type="float">
            <text:p>1</text:p>
          </table:table-cell>
          <table:table-cell table:formula="of:=SUM([.BO4:.BO1048576])" office:value-type="float" office:value="2" calcext:value-type="float">
            <text:p>2</text:p>
          </table:table-cell>
          <table:table-cell table:formula="of:=SUM([.BP4:.BP1048576])" office:value-type="float" office:value="3" calcext:value-type="float">
            <text:p>3</text:p>
          </table:table-cell>
          <table:table-cell table:formula="of:=SUM([.BQ4:.BQ1048576])" office:value-type="float" office:value="1" calcext:value-type="float">
            <text:p>1</text:p>
          </table:table-cell>
          <table:table-cell table:formula="of:=SUM([.BR4:.BR1048576])" office:value-type="float" office:value="1" calcext:value-type="float">
            <text:p>1</text:p>
          </table:table-cell>
          <table:table-cell table:formula="of:=SUM([.BS4:.BS1048576])" office:value-type="float" office:value="1" calcext:value-type="float">
            <text:p>1</text:p>
          </table:table-cell>
          <table:table-cell table:formula="of:=SUM([.BT4:.BT1048576])" office:value-type="float" office:value="1" calcext:value-type="float">
            <text:p>1</text:p>
          </table:table-cell>
          <table:table-cell table:formula="of:=SUM([.BU4:.BU1048576])" office:value-type="float" office:value="4" calcext:value-type="float">
            <text:p>4</text:p>
          </table:table-cell>
          <table:table-cell table:formula="of:=SUM([.BV4:.BV1048576])" office:value-type="float" office:value="2" calcext:value-type="float">
            <text:p>2</text:p>
          </table:table-cell>
          <table:table-cell table:formula="of:=SUM([.BW4:.BW1048576])" office:value-type="float" office:value="3" calcext:value-type="float">
            <text:p>3</text:p>
          </table:table-cell>
          <table:table-cell table:formula="of:=SUM([.BX4:.BX1048576])" office:value-type="float" office:value="1" calcext:value-type="float">
            <text:p>1</text:p>
          </table:table-cell>
          <table:table-cell table:formula="of:=SUM([.BY4:.BY1048576])" office:value-type="float" office:value="2" calcext:value-type="float">
            <text:p>2</text:p>
          </table:table-cell>
          <table:table-cell table:formula="of:=SUM([.BZ4:.BZ1048576])" office:value-type="float" office:value="3" calcext:value-type="float">
            <text:p>3</text:p>
          </table:table-cell>
          <table:table-cell table:formula="of:=SUM([.CA4:.CA1048576])" office:value-type="float" office:value="2" calcext:value-type="float">
            <text:p>2</text:p>
          </table:table-cell>
          <table:table-cell table:formula="of:=SUM([.CB4:.CB1048576])" office:value-type="float" office:value="2" calcext:value-type="float">
            <text:p>2</text:p>
          </table:table-cell>
          <table:table-cell table:formula="of:=SUM([.CC4:.CC1048576])" office:value-type="float" office:value="2" calcext:value-type="float">
            <text:p>2</text:p>
          </table:table-cell>
          <table:table-cell table:formula="of:=SUM([.CD4:.CD1048576])" office:value-type="float" office:value="1" calcext:value-type="float">
            <text:p>1</text:p>
          </table:table-cell>
          <table:table-cell table:formula="of:=SUM([.CE4:.CE1048576])" office:value-type="float" office:value="4" calcext:value-type="float">
            <text:p>4</text:p>
          </table:table-cell>
          <table:table-cell table:formula="of:=SUM([.CF4:.CF1048576])" office:value-type="float" office:value="1" calcext:value-type="float">
            <text:p>1</text:p>
          </table:table-cell>
          <table:table-cell table:formula="of:=SUM([.CG4:.CG1048576])" office:value-type="float" office:value="3" calcext:value-type="float">
            <text:p>3</text:p>
          </table:table-cell>
          <table:table-cell table:formula="of:=SUM([.CH4:.CH1048576])" office:value-type="float" office:value="1" calcext:value-type="float">
            <text:p>1</text:p>
          </table:table-cell>
          <table:table-cell table:formula="of:=SUM([.CI4:.CI1048576])" office:value-type="float" office:value="3" calcext:value-type="float">
            <text:p>3</text:p>
          </table:table-cell>
          <table:table-cell table:formula="of:=SUM([.CJ4:.CJ1048576])" office:value-type="float" office:value="5" calcext:value-type="float">
            <text:p>5</text:p>
          </table:table-cell>
          <table:table-cell table:formula="of:=SUM([.CK4:.CK1048576])" office:value-type="float" office:value="2" calcext:value-type="float">
            <text:p>2</text:p>
          </table:table-cell>
          <table:table-cell table:formula="of:=SUM([.CL4:.CL1048576])" office:value-type="float" office:value="3" calcext:value-type="float">
            <text:p>3</text:p>
          </table:table-cell>
          <table:table-cell table:formula="of:=SUM([.CM4:.CM1048576])" office:value-type="float" office:value="2" calcext:value-type="float">
            <text:p>2</text:p>
          </table:table-cell>
          <table:table-cell table:formula="of:=SUM([.CN4:.CN1048576])" office:value-type="float" office:value="2" calcext:value-type="float">
            <text:p>2</text:p>
          </table:table-cell>
          <table:table-cell table:formula="of:=SUM([.CO4:.CO1048576])" office:value-type="float" office:value="1" calcext:value-type="float">
            <text:p>1</text:p>
          </table:table-cell>
          <table:table-cell table:formula="of:=SUM([.CP4:.CP1048576])" office:value-type="float" office:value="1" calcext:value-type="float">
            <text:p>1</text:p>
          </table:table-cell>
          <table:table-cell table:formula="of:=SUM([.CQ4:.CQ1048576])" office:value-type="float" office:value="3" calcext:value-type="float">
            <text:p>3</text:p>
          </table:table-cell>
          <table:table-cell table:formula="of:=SUM([.CR4:.CR1048576])" office:value-type="float" office:value="3" calcext:value-type="float">
            <text:p>3</text:p>
          </table:table-cell>
          <table:table-cell table:formula="of:=SUM([.CS4:.CS1048576])" office:value-type="float" office:value="2" calcext:value-type="float">
            <text:p>2</text:p>
          </table:table-cell>
          <table:table-cell table:formula="of:=SUM([.CT4:.CT1048576])" office:value-type="float" office:value="2" calcext:value-type="float">
            <text:p>2</text:p>
          </table:table-cell>
          <table:table-cell table:formula="of:=SUM([.CU4:.CU1048576])" office:value-type="float" office:value="1" calcext:value-type="float">
            <text:p>1</text:p>
          </table:table-cell>
          <table:table-cell table:formula="of:=SUM([.CV4:.CV1048576])" office:value-type="float" office:value="2" calcext:value-type="float">
            <text:p>2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Sourceport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Delete</text:p>
          </table:table-cell>
          <table:table-cell table:style-name="ce13" office:value-type="string" calcext:value-type="string">
            <text:p>Anidrex_1009</text:p>
          </table:table-cell>
          <table:table-cell table:style-name="ce13" office:value-type="string" calcext:value-type="string">
            <text:p>Jon</text:p>
          </table:table-cell>
          <table:table-cell table:style-name="ce13" office:value-type="string" calcext:value-type="string">
            <text:p>Edward850</text:p>
          </table:table-cell>
          <table:table-cell table:style-name="ce13" office:value-type="string" calcext:value-type="string">
            <text:p>Caffeine Freak</text:p>
          </table:table-cell>
          <table:table-cell table:style-name="ce13" office:value-type="string" calcext:value-type="string">
            <text:p>mun</text:p>
          </table:table-cell>
          <table:table-cell table:style-name="ce13" office:value-type="string" calcext:value-type="string">
            <text:p>Doomkid</text:p>
          </table:table-cell>
          <table:table-cell table:style-name="ce13" office:value-type="string" calcext:value-type="string">
            <text:p>YukiRaven</text:p>
          </table:table-cell>
          <table:table-cell table:style-name="ce13" office:value-type="string" calcext:value-type="string">
            <text:p>Apaul27</text:p>
          </table:table-cell>
          <table:table-cell table:style-name="ce13" office:value-type="string" calcext:value-type="string">
            <text:p>Lila Feuer</text:p>
          </table:table-cell>
          <table:table-cell table:style-name="ce13" office:value-type="string" calcext:value-type="string">
            <text:p>GhoulDesecrator</text:p>
          </table:table-cell>
          <table:table-cell table:style-name="ce13" office:value-type="string" calcext:value-type="string">
            <text:p>seed</text:p>
          </table:table-cell>
          <table:table-cell table:style-name="ce13" office:value-type="string" calcext:value-type="string">
            <text:p>Rosh Fragger</text:p>
          </table:table-cell>
          <table:table-cell table:style-name="ce13" office:value-type="string" calcext:value-type="string">
            <text:p>HAK3180</text:p>
          </table:table-cell>
          <table:table-cell table:style-name="ce13" office:value-type="string" calcext:value-type="string">
            <text:p>Teder</text:p>
          </table:table-cell>
          <table:table-cell table:style-name="ce13" office:value-type="string" calcext:value-type="string">
            <text:p>ZeroTheEro</text:p>
          </table:table-cell>
          <table:table-cell table:style-name="ce13" office:value-type="string" calcext:value-type="string">
            <text:p>Diabolución</text:p>
          </table:table-cell>
          <table:table-cell table:style-name="ce13" office:value-type="string" calcext:value-type="string">
            <text:p>Ajora</text:p>
          </table:table-cell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MFG38</text:p>
          </table:table-cell>
          <table:table-cell table:style-name="ce13" office:value-type="string" calcext:value-type="string">
            <text:p>Zahid</text:p>
          </table:table-cell>
          <table:table-cell table:style-name="ce13" office:value-type="string" calcext:value-type="string">
            <text:p>Urthar</text:p>
          </table:table-cell>
          <table:table-cell table:style-name="ce13" office:value-type="string" calcext:value-type="string">
            <text:p>Fonze</text:p>
          </table:table-cell>
          <table:table-cell table:style-name="ce13" office:value-type="string" calcext:value-type="string">
            <text:p>Cacodemon345</text:p>
          </table:table-cell>
          <table:table-cell table:style-name="ce13" office:value-type="string" calcext:value-type="string">
            <text:p>Gez</text:p>
          </table:table-cell>
          <table:table-cell table:style-name="ce13" office:value-type="string" calcext:value-type="string">
            <text:p>Catpho</text:p>
          </table:table-cell>
          <table:table-cell table:style-name="ce13" office:value-type="string" calcext:value-type="string">
            <text:p>Zulk RS</text:p>
          </table:table-cell>
          <table:table-cell table:style-name="ce14" office:value-type="string" calcext:value-type="string">
            <text:p>bonnie</text:p>
          </table:table-cell>
          <table:table-cell table:style-name="ce13" office:value-type="string" calcext:value-type="string">
            <text:p>Zaratul</text:p>
          </table:table-cell>
          <table:table-cell table:style-name="ce13" office:value-type="string" calcext:value-type="string">
            <text:p>DaIcemann76</text:p>
          </table:table-cell>
          <table:table-cell table:style-name="ce13" office:value-type="string" calcext:value-type="string">
            <text:p>SGS Man</text:p>
          </table:table-cell>
          <table:table-cell table:style-name="ce13" office:value-type="string" calcext:value-type="string">
            <text:p>Empyre</text:p>
          </table:table-cell>
          <table:table-cell table:style-name="ce13" office:value-type="string" calcext:value-type="string">
            <text:p><text:s/>Erick</text:p>
          </table:table-cell>
          <table:table-cell table:style-name="ce13" office:value-type="string" calcext:value-type="string">
            <text:p>DeadAstronaut</text:p>
          </table:table-cell>
          <table:table-cell table:style-name="ce13" office:value-type="string" calcext:value-type="string">
            <text:p>Lorenz0</text:p>
          </table:table-cell>
          <table:table-cell table:style-name="ce13" office:value-type="string" calcext:value-type="string">
            <text:p>tempdecal.wad</text:p>
          </table:table-cell>
          <table:table-cell table:style-name="ce13" office:value-type="string" calcext:value-type="string">
            <text:p>InsanityBringer</text:p>
          </table:table-cell>
          <table:table-cell table:style-name="ce13" office:value-type="string" calcext:value-type="string">
            <text:p>DMPhobos</text:p>
          </table:table-cell>
          <table:table-cell table:style-name="ce13" office:value-type="string" calcext:value-type="string">
            <text:p>rehelekretep</text:p>
          </table:table-cell>
          <table:table-cell table:style-name="ce13" office:value-type="string" calcext:value-type="string">
            <text:p>Killer5</text:p>
          </table:table-cell>
          <table:table-cell table:style-name="ce13" office:value-type="string" calcext:value-type="string">
            <text:p>SP_FACE1</text:p>
          </table:table-cell>
          <table:table-cell table:style-name="ce13" office:value-type="string" calcext:value-type="string">
            <text:p>KVELLER</text:p>
          </table:table-cell>
          <table:table-cell table:style-name="ce13" office:value-type="string" calcext:value-type="string">
            <text:p>Yuki Senmatsu</text:p>
          </table:table-cell>
          <table:table-cell table:style-name="ce13" office:value-type="string" calcext:value-type="string">
            <text:p>galileo31dos01</text:p>
          </table:table-cell>
          <table:table-cell table:style-name="ce13" office:value-type="string" calcext:value-type="string">
            <text:p>Bridgeburner56</text:p>
          </table:table-cell>
          <table:table-cell table:style-name="ce13" office:value-type="string" calcext:value-type="string">
            <text:p>Fulgrim</text:p>
          </table:table-cell>
          <table:table-cell table:style-name="ce13" office:value-type="string" calcext:value-type="string">
            <text:p>amackert</text:p>
          </table:table-cell>
          <table:table-cell table:style-name="ce13" office:value-type="string" calcext:value-type="string">
            <text:p>loveless</text:p>
          </table:table-cell>
          <table:table-cell table:style-name="ce15" office:value-type="string" calcext:value-type="string">
            <text:p>Woolie Wool</text:p>
          </table:table-cell>
          <table:table-cell table:style-name="ce16" office:value-type="string" calcext:value-type="string">
            <text:p>Lizardcommando</text:p>
          </table:table-cell>
          <table:table-cell table:style-name="ce13" office:value-type="string" calcext:value-type="string">
            <text:p>Josuke</text:p>
          </table:table-cell>
          <table:table-cell table:style-name="ce13" office:value-type="string" calcext:value-type="string">
            <text:p>The Mysterious Moustachio</text:p>
          </table:table-cell>
          <table:table-cell table:style-name="ce13" office:value-type="string" calcext:value-type="string">
            <text:p>Bauul</text:p>
          </table:table-cell>
          <table:table-cell table:style-name="ce13" office:value-type="string" calcext:value-type="string">
            <text:p>Hell Theatre</text:p>
          </table:table-cell>
          <table:table-cell table:style-name="ce18" office:value-type="string" calcext:value-type="string">
            <text:p>EngineerKappa</text:p>
          </table:table-cell>
          <table:table-cell table:style-name="ce13" office:value-type="string" calcext:value-type="string">
            <text:p>zokum</text:p>
          </table:table-cell>
          <table:table-cell table:style-name="ce13" office:value-type="string" calcext:value-type="string">
            <text:p>The_SloVinator</text:p>
          </table:table-cell>
          <table:table-cell table:style-name="ce19" office:value-type="string" calcext:value-type="string">
            <text:p>SOSU</text:p>
          </table:table-cell>
          <table:table-cell table:style-name="ce20" office:value-type="string" calcext:value-type="string">
            <text:p>yakfak</text:p>
          </table:table-cell>
          <table:table-cell table:style-name="ce13" office:value-type="string" calcext:value-type="string">
            <text:p>joshthenesnerd</text:p>
          </table:table-cell>
          <table:table-cell table:style-name="ce13" office:value-type="string" calcext:value-type="string">
            <text:p>riderr3</text:p>
          </table:table-cell>
          <table:table-cell table:style-name="ce13" office:value-type="string" calcext:value-type="string">
            <text:p>𝕲𝖗𝖎𝖒𝖔𝖘𝖆𝖚𝖗</text:p>
          </table:table-cell>
          <table:table-cell table:style-name="ce16" office:value-type="string" calcext:value-type="string">
            <text:p>obake</text:p>
          </table:table-cell>
          <table:table-cell table:style-name="ce13" office:value-type="string" calcext:value-type="string">
            <text:p>jerk-o</text:p>
          </table:table-cell>
          <table:table-cell table:style-name="ce21" office:value-type="string" calcext:value-type="string">
            <text:p>vesperas</text:p>
          </table:table-cell>
          <table:table-cell table:style-name="ce13" office:value-type="string" calcext:value-type="string">
            <text:p>Ye_Illuminator</text:p>
          </table:table-cell>
          <table:table-cell table:style-name="ce13" office:value-type="string" calcext:value-type="string">
            <text:p>AlexMax</text:p>
          </table:table-cell>
          <table:table-cell table:style-name="ce13" office:value-type="string" calcext:value-type="string">
            <text:p>Manuel-K</text:p>
          </table:table-cell>
          <table:table-cell table:style-name="ce13" office:value-type="string" calcext:value-type="string">
            <text:p>Medis</text:p>
          </table:table-cell>
          <table:table-cell table:style-name="ce13" office:value-type="string" calcext:value-type="string">
            <text:p>MTF Sergeant</text:p>
          </table:table-cell>
          <table:table-cell table:style-name="ce13" office:value-type="string" calcext:value-type="string">
            <text:p>Equinox24</text:p>
          </table:table-cell>
          <table:table-cell table:style-name="ce13" office:value-type="string" calcext:value-type="string">
            <text:p>Rimantas</text:p>
          </table:table-cell>
          <table:table-cell table:style-name="ce13" office:value-type="string" calcext:value-type="string">
            <text:p>CasualScrub</text:p>
          </table:table-cell>
          <table:table-cell table:style-name="ce13" office:value-type="string" calcext:value-type="string">
            <text:p>Kroc</text:p>
          </table:table-cell>
          <table:table-cell table:style-name="ce13" office:value-type="string" calcext:value-type="string">
            <text:p>whirledtsar</text:p>
          </table:table-cell>
          <table:table-cell table:style-name="ce13" office:value-type="string" calcext:value-type="string">
            <text:p>CyberDreams</text:p>
          </table:table-cell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valkiriforce</text:p>
          </table:table-cell>
          <table:table-cell table:style-name="ce13" office:value-type="string" calcext:value-type="string">
            <text:p>Phoby</text:p>
          </table:table-cell>
          <table:table-cell table:style-name="ce22" office:value-type="string" calcext:value-type="string">
            <text:p>NerdyButLazy</text:p>
          </table:table-cell>
          <table:table-cell table:style-name="ce23" office:value-type="string" calcext:value-type="string">
            <text:p>DoomGater</text:p>
          </table:table-cell>
          <table:table-cell table:style-name="ce13" office:value-type="string" calcext:value-type="string">
            <text:p>EtherBot</text:p>
          </table:table-cell>
          <table:table-cell table:style-name="ce13" office:value-type="string" calcext:value-type="string">
            <text:p>Firedust</text:p>
          </table:table-cell>
          <table:table-cell table:style-name="ce13" office:value-type="string" calcext:value-type="string">
            <text:p>guitardz</text:p>
          </table:table-cell>
          <table:table-cell table:style-name="ce13" office:value-type="string" calcext:value-type="string">
            <text:p>wolfmcbeard</text:p>
          </table:table-cell>
          <table:table-cell table:style-name="ce13" office:value-type="string" calcext:value-type="string">
            <text:p>Doom_Dude</text:p>
          </table:table-cell>
          <table:table-cell table:style-name="ce13" office:value-type="string" calcext:value-type="string">
            <text:p>PaquoCastor</text:p>
          </table:table-cell>
          <table:table-cell table:style-name="ce13" office:value-type="string" calcext:value-type="string">
            <text:p>LuciferSam86</text:p>
          </table:table-cell>
          <table:table-cell table:style-name="ce13" office:value-type="string" calcext:value-type="string">
            <text:p>Gerardo194</text:p>
          </table:table-cell>
          <table:table-cell table:style-name="ce13" office:value-type="string" calcext:value-type="string">
            <text:p>Gunstar Green</text:p>
          </table:table-cell>
          <table:table-cell table:style-name="ce13" office:value-type="string" calcext:value-type="string">
            <text:p>haruko haruhara</text:p>
          </table:table-cell>
          <table:table-cell table:style-name="ce13" office:value-type="string" calcext:value-type="string">
            <text:p>UNERXAi</text:p>
          </table:table-cell>
          <table:table-cell table:style-name="ce13" office:value-type="string" calcext:value-type="string">
            <text:p>m8f</text:p>
          </table:table-cell>
          <table:table-cell table:style-name="ce13" table:number-columns-repeated="924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5" calcext:value-type="float">
            <text:p>55</text:p>
          </table:table-cell>
          <table:table-cell office:value-type="string" calcext:value-type="string">
            <text:p>GZDoom</text:p>
          </table:table-cell>
          <table:table-cell office:value-type="string" calcext:value-type="string">
            <text:p>https://www.zdoom.org/downloads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" calcext:value-type="string">
            <text:p>Anidrex_1009: 1, Caffeine Freak: 1, YukiRaven: 1, Apaul27: 1, Lila Feuer: 1, GhoulDesecrato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</text:p>
          </table:table-cell>
          <table:table-cell table:style-name="ce11" table:formula="of:=SUMPRODUCT(NOT(ISBLANK([.H4:.AMJ4]))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4" calcext:value-type="float">
            <text:p>34</text:p>
          </table:table-cell>
          <table:table-cell office:value-type="string" calcext:value-type="string">
            <text:p>PrBoom+/GLBoom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" calcext:value-type="string">
            <text:p>Caffeine Freak: 1, mun: 1, GhoulDesecrator: 1, seed: 1, Diabolución: 1, Aquila Chrysaetos: 1, Zahid: 1, Fonze: 1, Catpho: 1, bonnie: 1, <text:s/>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</text:p>
          </table:table-cell>
          <table:table-cell table:style-name="ce11" table:formula="of:=SUMPRODUCT(NOT(ISBLANK([.H5:.AMJ5])))" office:value-type="float" office:value="34" calcext:value-type="float">
            <text:p>3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" calcext:value-type="float">
            <text:p>20</text:p>
          </table:table-cell>
          <table:table-cell office:value-type="string" calcext:value-type="string">
            <text:p>Zandronum</text:p>
          </table:table-cell>
          <table:table-cell office:value-type="string" calcext:value-type="string">
            <text:p><text:a xlink:href="https://zandronum.com/" xlink:type="simple">https://zandronum.com/</text:a>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" calcext:value-type="string">
            <text:p>Doomkid: 1, Teder: 1, Catpho: 1, Zulk RS: 1, DaIcemann76: 1, SGS Man: 1, Empyre: 1, <text:s/>Erick: 1, Lorenz0: 1, Killer5: 1, SP_FACE1: 1, Lizardcommando: 1, 𝕲𝖗𝖎𝖒𝖔𝖘𝖆𝖚𝖗: 1, Ye_Illuminator: 1, AlexMax: 1, Manuel-K: 1, MTF Sergeant: 1, EtherBot: 1, LuciferSam86: 1, haruko haruhara: 1</text:p>
          </table:table-cell>
          <table:table-cell table:style-name="ce11" table:formula="of:=SUMPRODUCT(NOT(ISBLANK([.H6:.AMJ6])))" office:value-type="float" office:value="20" calcext:value-type="float">
            <text:p>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9" calcext:value-type="float">
            <text:p>19</text:p>
          </table:table-cell>
          <table:table-cell office:value-type="string" calcext:value-type="string">
            <text:p>Chocolate Doom</text:p>
          </table:table-cell>
          <table:table-cell office:value-type="string" calcext:value-type="string">
            <text:p><text:a xlink:href="https://www.chocolate-doom.org/wiki/index.php/Downloads" xlink:type="simple">https://www.chocolate-doom.org/wiki/index.php/Downloads</text:a>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un: 1, YukiRaven: 1, GhoulDesecrator: 1, seed: 1, Diabolución: 1, Catpho: 1,  Erick: 1, InsanityBringer: 1, DMPhobos: 1, Bauul: 1, EngineerKappa: 1, zokum: 1, The_SloVinator: 1, joshthenesnerd: 1, vesperas: 1, Rimantas: 1, CyberDreams: 1, VGA: 1, Firedust: 1" calcext:value-type="string">
            <text:p>mun: 1, YukiRaven: 1, GhoulDesecrator: 1, seed: 1, Diabolución: 1, Catpho: 1, <text:s/>Erick: 1, InsanityBringer: 1, DMPhobos: 1, Bauul: 1, EngineerKappa: 1, zokum: 1, The_SloVinator: 1, joshthenesnerd: 1, vesperas: 1, Rimantas: 1, CyberDreams: 1, VGA: 1, Firedust: 1</text:p>
          </table:table-cell>
          <table:table-cell table:style-name="ce11" table:formula="of:=SUMPRODUCT(NOT(ISBLANK([.H7:.AMJ7])))" office:value-type="float" office:value="19" calcext:value-type="float">
            <text:p>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6" calcext:value-type="float">
            <text:p>16</text:p>
          </table:table-cell>
          <table:table-cell office:value-type="string" calcext:value-type="string">
            <text:p>ZDoom</text:p>
          </table:table-cell>
          <table:table-cell office:value-type="string" calcext:value-type="string">
            <text:p><text:a xlink:href="https://www.zdoom.org/downloads" xlink:type="simple">https://www.zdoom.org/downloads</text:a>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Delete: 1, Caffeine Freak: 1, mun: 1, Urthar: 1, DaIcemann76: 1, DeadAstronaut: 1, amackert: 1, Lizardcommando: 1, joshthenesnerd: 1, Equinox24: 1, CasualScrub: 1, valkiriforce: 1, Phoby: 1, DoomGater: 1, Firedust: 1, Gerardo194: 1" calcext:value-type="string">
            <text:p>Delete: 1, Caffeine Freak: 1, mun: 1, Urthar: 1, DaIcemann76: 1, DeadAstronaut: 1, amackert: 1, Lizardcommando: 1, joshthenesnerd: 1, Equinox24: 1, CasualScrub: 1, valkiriforce: 1, Phoby: 1, DoomGater: 1, Firedust: 1, Gerardo194: 1</text:p>
          </table:table-cell>
          <table:table-cell table:style-name="ce11" table:formula="of:=SUMPRODUCT(NOT(ISBLANK([.H8:.AMJ8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5" calcext:value-type="float">
            <text:p>15</text:p>
          </table:table-cell>
          <table:table-cell office:value-type="string" calcext:value-type="string">
            <text:p>Crispy Doom</text:p>
          </table:table-cell>
          <table:table-cell office:value-type="string" calcext:value-type="string">
            <text:p><text:a xlink:href="https://www.chocolate-doom.org/wiki/index.php/Crispy_Doom" xlink:type="simple">https://www.chocolate-doom.org/wiki/index.php/Crispy_Doom</text:a>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un: 1, Lila Feuer: 1, HAK3180: 1, Killer5: 1, galileo31dos01: 1, Woolie Wool: 1, The Mysterious Moustachio: 1, Bauul: 1, The_SloVinator: 1, AlexMax: 1, CyberDreams: 1, NerdyButLazy: 1, LuciferSam86: 1, Gunstar Green: 1, UNERXAi: 1" calcext:value-type="string">
            <text:p>mun: 1, Lila Feuer: 1, HAK3180: 1, Killer5: 1, galileo31dos01: 1, Woolie Wool: 1, The Mysterious Moustachio: 1, Bauul: 1, The_SloVinator: 1, AlexMax: 1, CyberDreams: 1, NerdyButLazy: 1, LuciferSam86: 1, Gunstar Green: 1, UNERXAi: 1</text:p>
          </table:table-cell>
          <table:table-cell table:style-name="ce11" table:formula="of:=SUMPRODUCT(NOT(ISBLANK([.H9:.AMJ9])))"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0" calcext:value-type="float">
            <text:p>10</text:p>
          </table:table-cell>
          <table:table-cell office:value-type="string" calcext:value-type="string">
            <text:p>The Eternity Engine</text:p>
          </table:table-cell>
          <table:table-cell office:value-type="string" calcext:value-type="string">
            <text:p><text:a xlink:href="https://www.doomworld.com/eternity/etcengine.html" xlink:type="simple">https://www.doomworld.com/eternity/etcengine.html</text:a>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Jon: 1, Edward850: 1, Lila Feuer: 1, seed: 1, Gez: 1, Catpho: 1, SGS Man: 1, InsanityBringer: 1, zokum: 1, PaquoCastor: 1" calcext:value-type="string">
            <text:p>Jon: 1, Edward850: 1, Lila Feuer: 1, seed: 1, Gez: 1, Catpho: 1, SGS Man: 1, InsanityBringer: 1, zokum: 1, PaquoCastor: 1</text:p>
          </table:table-cell>
          <table:table-cell table:style-name="ce11" table:formula="of:=SUMPRODUCT(NOT(ISBLANK([.H10:.AMJ10])))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6" calcext:value-type="float">
            <text:p>6</text:p>
          </table:table-cell>
          <table:table-cell office:value-type="string" calcext:value-type="string">
            <text:p>Doomsday Engine </text:p>
          </table:table-cell>
          <table:table-cell office:value-type="string" calcext:value-type="string">
            <text:p><text:a xlink:href="http://dengine.net/" xlink:type="simple">http://dengine.net/</text:a>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Caffeine Freak: 1, YukiRaven: 1, Lila Feuer: 1, Bauul: 1, Ye_Illuminator: 1, DoomGater: 1" calcext:value-type="string">
            <text:p>Caffeine Freak: 1, YukiRaven: 1, Lila Feuer: 1, Bauul: 1, Ye_Illuminator: 1, DoomGater: 1</text:p>
          </table:table-cell>
          <table:table-cell table:style-name="ce11" table:formula="of:=SUMPRODUCT(NOT(ISBLANK([.H11:.AMJ11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5" calcext:value-type="float">
            <text:p>5</text:p>
          </table:table-cell>
          <table:table-cell office:value-type="string" calcext:value-type="string">
            <text:p>ZDaemon</text:p>
          </table:table-cell>
          <table:table-cell office:value-type="string" calcext:value-type="string">
            <text:p><text:a xlink:href="http://zdaemon.org/" xlink:type="simple">http://zdaemon.org/</text:a>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Doomkid: 1, Rosh Fragger: 1, Catpho: 1, DaIcemann76: 1, Medis: 1" calcext:value-type="string">
            <text:p>Doomkid: 1, Rosh Fragger: 1, Catpho: 1, DaIcemann76: 1, Medis: 1</text:p>
          </table:table-cell>
          <table:table-cell table:style-name="ce11" table:formula="of:=SUMPRODUCT(NOT(ISBLANK([.H12:.AMJ12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" calcext:value-type="float">
            <text:p>4</text:p>
          </table:table-cell>
          <table:table-cell office:value-type="string" calcext:value-type="string">
            <text:p>Doom Retro</text:p>
          </table:table-cell>
          <table:table-cell office:value-type="string" calcext:value-type="string">
            <text:p><text:a xlink:href="http://www.doomretro.com/" xlink:type="simple">http://www.doomretro.com/</text:a>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Gez: 1, Manuel-K: 1, Kroc: 1, valkiriforce: 1" calcext:value-type="string">
            <text:p>Gez: 1, Manuel-K: 1, Kroc: 1, valkiriforce: 1</text:p>
          </table:table-cell>
          <table:table-cell table:style-name="ce11" table:formula="of:=SUMPRODUCT(NOT(ISBLANK([.H13:.AMJ13])))" office:value-type="float" office:value="4" calcext:value-type="float">
            <text:p>4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4" calcext:value-type="float">
            <text:p>4</text:p>
          </table:table-cell>
          <table:table-cell office:value-type="string" calcext:value-type="string">
            <text:p>Skulltag</text:p>
          </table:table-cell>
          <table:table-cell office:value-type="string" calcext:value-type="string">
            <text:p><text:a xlink:href="http://www.skulltag.com/" xlink:type="simple">http://www.skulltag.com/</text:a>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Yuki Senmatsu: 1, Lizardcommando: 1, Ye_Illuminator: 1, haruko haruhara: 1" calcext:value-type="string">
            <text:p>Yuki Senmatsu: 1, Lizardcommando: 1, Ye_Illuminator: 1, haruko haruhara: 1</text:p>
          </table:table-cell>
          <table:table-cell table:style-name="ce11" table:formula="of:=SUMPRODUCT(NOT(ISBLANK([.H14:.AMJ1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" calcext:value-type="float">
            <text:p>3</text:p>
          </table:table-cell>
          <table:table-cell office:value-type="string" calcext:value-type="string">
            <text:p>Doom Legacy</text:p>
          </table:table-cell>
          <table:table-cell office:value-type="string" calcext:value-type="string">
            <text:p><text:a xlink:href="http://doomlegacy.sourceforge.net/" xlink:type="simple">http://doomlegacy.sourceforge.net/</text:a>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auul: 1, riderr3: 1, DoomGater: 1" calcext:value-type="string">
            <text:p>Bauul: 1, riderr3: 1, DoomGater: 1</text:p>
          </table:table-cell>
          <table:table-cell table:style-name="ce11" table:formula="of:=SUMPRODUCT(NOT(ISBLANK([.H15:.AMJ15])))" office:value-type="float" office:value="3" calcext:value-type="float">
            <text:p>3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" calcext:value-type="float">
            <text:p>2</text:p>
          </table:table-cell>
          <table:table-cell office:value-type="string" calcext:value-type="string">
            <text:p>3DGE</text:p>
          </table:table-cell>
          <table:table-cell office:value-type="string" calcext:value-type="string">
            <text:p><text:a xlink:href="https://sourceforge.net/projects/edge2/" xlink:type="simple">https://sourceforge.net/projects/edge2/</text:a>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Gez: 1, Catpho: 1" calcext:value-type="string">
            <text:p>Gez: 1, Catpho: 1</text:p>
          </table:table-cell>
          <table:table-cell table:style-name="ce11" table:formula="of:=SUMPRODUCT(NOT(ISBLANK([.H16:.AMJ16])))" office:value-type="float" office:value="2" calcext:value-type="float">
            <text:p>2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3" calcext:value-type="float">
            <text:p>13</text:p>
          </table:table-cell>
          <table:table-cell table:formula="of:=SUM([.H17:.AMJ17])" office:value-type="float" office:value="2" calcext:value-type="float">
            <text:p>2</text:p>
          </table:table-cell>
          <table:table-cell office:value-type="string" calcext:value-type="string">
            <text:p>DelphiDoom</text:p>
          </table:table-cell>
          <table:table-cell office:value-type="string" calcext:value-type="string">
            <text:p><text:a xlink:href="http://sourceforge.net/projects/delphidoom/" xlink:type="simple">http://sourceforge.net/projects/delphidoom/</text:a>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YukiRaven: 1, Gez: 1" calcext:value-type="string">
            <text:p>YukiRaven: 1, Gez: 1</text:p>
          </table:table-cell>
          <table:table-cell table:style-name="ce11" table:formula="of:=SUMPRODUCT(NOT(ISBLANK([.H17:.AMJ17])))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3" calcext:value-type="float">
            <text:p>13</text:p>
          </table:table-cell>
          <table:table-cell table:formula="of:=SUM([.H18:.AMJ18])" office:value-type="float" office:value="2" calcext:value-type="float">
            <text:p>2</text:p>
          </table:table-cell>
          <table:table-cell office:value-type="string" calcext:value-type="string">
            <text:p>Doom95</text:p>
          </table:table-cell>
          <table:table-cell office:value-type="string" calcext:value-type="string">
            <text:p><text:a xlink:href="https://www.doomworld.com/idgames/idstuff/doom/win95/doom95" xlink:type="simple">https://www.doomworld.com/idgames/idstuff/doom/win95/doom95</text:a>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Josuke: 1, Gerardo194: 1" calcext:value-type="string">
            <text:p>Josuke: 1, Gerardo194: 1</text:p>
          </table:table-cell>
          <table:table-cell table:style-name="ce11" table:formula="of:=SUMPRODUCT(NOT(ISBLANK([.H18:.AMJ18]))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3" calcext:value-type="float">
            <text:p>13</text:p>
          </table:table-cell>
          <table:table-cell table:formula="of:=SUM([.H19:.AMJ19])" office:value-type="float" office:value="2" calcext:value-type="float">
            <text:p>2</text:p>
          </table:table-cell>
          <table:table-cell office:value-type="string" calcext:value-type="string">
            <text:p>Odamex</text:p>
          </table:table-cell>
          <table:table-cell office:value-type="string" calcext:value-type="string">
            <text:p><text:a xlink:href="https://odamex.net/" xlink:type="simple">https://odamex.net/</text:a>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Doomkid: 1, Diabolución: 1" calcext:value-type="string">
            <text:p>Doomkid: 1, Diabolución: 1</text:p>
          </table:table-cell>
          <table:table-cell table:style-name="ce11" table:formula="of:=SUMPRODUCT(NOT(ISBLANK([.H19:.AMJ19])))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" calcext:value-type="float">
            <text:p>1</text:p>
          </table:table-cell>
          <table:table-cell office:value-type="string" calcext:value-type="string">
            <text:p>Doom﻿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Woolie Wool: 1" calcext:value-type="string">
            <text:p>Woolie Wool: 1</text:p>
          </table:table-cell>
          <table:table-cell table:style-name="ce11" table:formula="of:=SUMPRODUCT(NOT(ISBLANK([.H20:.AMJ2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" calcext:value-type="float">
            <text:p>1</text:p>
          </table:table-cell>
          <table:table-cell office:value-type="string" calcext:value-type="string">
            <text:p>Doom2.exe</text:p>
          </table:table-cell>
          <table:table-cell office:value-type="string" calcext:value-type="string">
            <text:p><text:a xlink:href="https://doomwiki.org/wiki/DOOM2.EXE" xlink:type="simple">https://doomwiki.org/wiki/DOOM2.EXE</text:a>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okum: 1" calcext:value-type="string">
            <text:p>zokum: 1</text:p>
          </table:table-cell>
          <table:table-cell table:style-name="ce11" table:formula="of:=SUMPRODUCT(NOT(ISBLANK([.H21:.AMJ21])))"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" calcext:value-type="float">
            <text:p>1</text:p>
          </table:table-cell>
          <table:table-cell office:value-type="string" calcext:value-type="string">
            <text:p>QZDoom</text:p>
          </table:table-cell>
          <table:table-cell table:style-name="ce7" office:value-type="string" calcext:value-type="string">
            <text:p><text:a xlink:href="https://zdoom.org/downloads" xlink:type="simple">https://zdoom.org/downloads</text:a>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Woolie Wool: 1" calcext:value-type="string">
            <text:p>Woolie Wool: 1</text:p>
          </table:table-cell>
          <table:table-cell table:style-name="ce11" table:formula="of:=SUMPRODUCT(NOT(ISBLANK([.H22:.AMJ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" calcext:value-type="float">
            <text:p>1</text:p>
          </table:table-cell>
          <table:table-cell office:value-type="string" calcext:value-type="string">
            <text:p>Risen3D</text:p>
          </table:table-cell>
          <table:table-cell office:value-type="string" calcext:value-type="string">
            <text:p><text:a xlink:href="http://risen3d.drdteam.org/" xlink:type="simple">http://risen3d.drdteam.org/</text:a>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tpho: 1" calcext:value-type="string">
            <text:p>Catpho: 1</text:p>
          </table:table-cell>
          <table:table-cell table:style-name="ce11" table:formula="of:=SUMPRODUCT(NOT(ISBLANK([.H23:.AMJ2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7" calcext:value-type="float">
            <text:p>17</text:p>
          </table:table-cell>
          <table:table-cell table:formula="of:=SUM([.H24:.AMJ24])" office:value-type="float" office:value="1" calcext:value-type="float">
            <text:p>1</text:p>
          </table:table-cell>
          <table:table-cell office:value-type="string" calcext:value-type="string">
            <text:p>ScoreDoom</text:p>
          </table:table-cell>
          <table:table-cell office:value-type="string" calcext:value-type="string">
            <text:p><text:a xlink:href="http://www.scoredoom.com/" xlink:type="simple">http://www.scoredoom.com/</text:a>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yakfak: 1" calcext:value-type="string">
            <text:p>yakfak: 1</text:p>
          </table:table-cell>
          <table:table-cell table:style-name="ce11" table:formula="of:=SUMPRODUCT(NOT(ISBLANK([.H24:.AMJ24])))"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>
            <text:p/>
          </table:table-cell>
          <table:table-cell table:style-name="ce11" table:formula="of:=SUMPRODUCT(NOT(ISBLANK([.H25:.AMJ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>
            <text:p/>
          </table:table-cell>
          <table:table-cell table:style-name="ce11" table:formula="of:=SUMPRODUCT(NOT(ISBLANK([.H26:.AMJ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>
            <text:p/>
          </table:table-cell>
          <table:table-cell table:style-name="ce11" table:formula="of:=SUMPRODUCT(NOT(ISBLANK([.H27:.AMJ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2" calcext:value-type="float">
            <text:p>22</text:p>
          </table:table-cell>
          <table:table-cell table:formula="of:=SUM([.H28:.AMJ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>
            <text:p/>
          </table:table-cell>
          <table:table-cell table:style-name="ce11" table:formula="of:=SUMPRODUCT(NOT(ISBLANK([.H28:.AMJ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2" calcext:value-type="float">
            <text:p>22</text:p>
          </table:table-cell>
          <table:table-cell table:formula="of:=SUM([.H29:.AMJ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>
            <text:p/>
          </table:table-cell>
          <table:table-cell table:style-name="ce11" table:formula="of:=SUMPRODUCT(NOT(ISBLANK([.H29:.AMJ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2" calcext:value-type="float">
            <text:p>22</text:p>
          </table:table-cell>
          <table:table-cell table:formula="of:=SUM([.H30:.AMJ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>
            <text:p/>
          </table:table-cell>
          <table:table-cell table:style-name="ce11" table:formula="of:=SUMPRODUCT(NOT(ISBLANK([.H30:.AMJ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2" calcext:value-type="float">
            <text:p>22</text:p>
          </table:table-cell>
          <table:table-cell table:formula="of:=SUM([.H31:.AMJ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>
            <text:p/>
          </table:table-cell>
          <table:table-cell table:style-name="ce11" table:formula="of:=SUMPRODUCT(NOT(ISBLANK([.H31:.AMJ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2" calcext:value-type="float">
            <text:p>22</text:p>
          </table:table-cell>
          <table:table-cell table:formula="of:=SUM([.H32:.AMJ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>
            <text:p/>
          </table:table-cell>
          <table:table-cell table:style-name="ce11" table:formula="of:=SUMPRODUCT(NOT(ISBLANK([.H32:.AMJ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2" calcext:value-type="float">
            <text:p>22</text:p>
          </table:table-cell>
          <table:table-cell table:formula="of:=SUM([.H33:.AMJ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>
            <text:p/>
          </table:table-cell>
          <table:table-cell table:style-name="ce11" table:formula="of:=SUMPRODUCT(NOT(ISBLANK([.H33:.AMJ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2" calcext:value-type="float">
            <text:p>22</text:p>
          </table:table-cell>
          <table:table-cell table:formula="of:=SUM([.H34:.AMJ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>
            <text:p/>
          </table:table-cell>
          <table:table-cell table:style-name="ce11" table:formula="of:=SUMPRODUCT(NOT(ISBLANK([.H34:.AMJ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2" calcext:value-type="float">
            <text:p>22</text:p>
          </table:table-cell>
          <table:table-cell table:formula="of:=SUM([.H35:.AMJ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>
            <text:p/>
          </table:table-cell>
          <table:table-cell table:style-name="ce11" table:formula="of:=SUMPRODUCT(NOT(ISBLANK([.H35:.AMJ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2" calcext:value-type="float">
            <text:p>22</text:p>
          </table:table-cell>
          <table:table-cell table:formula="of:=SUM([.H36:.AMJ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>
            <text:p/>
          </table:table-cell>
          <table:table-cell table:style-name="ce11" table:formula="of:=SUMPRODUCT(NOT(ISBLANK([.H36:.AMJ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2" calcext:value-type="float">
            <text:p>22</text:p>
          </table:table-cell>
          <table:table-cell table:formula="of:=SUM([.H37:.AMJ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>
            <text:p/>
          </table:table-cell>
          <table:table-cell table:style-name="ce11" table:formula="of:=SUMPRODUCT(NOT(ISBLANK([.H37:.AMJ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22" calcext:value-type="float">
            <text:p>22</text:p>
          </table:table-cell>
          <table:table-cell table:formula="of:=SUM([.H38:.AMJ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>
            <text:p/>
          </table:table-cell>
          <table:table-cell table:style-name="ce11" table:formula="of:=SUMPRODUCT(NOT(ISBLANK([.H38:.AMJ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22" calcext:value-type="float">
            <text:p>22</text:p>
          </table:table-cell>
          <table:table-cell table:formula="of:=SUM([.H39:.AMJ39])" office:value-type="float" office:value="0" calcext:value-type="float">
            <text:p>0</text:p>
          </table:table-cell>
          <table:table-cell table:style-name="ce7"/>
          <table:table-cell/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>
            <text:p/>
          </table:table-cell>
          <table:table-cell table:style-name="ce11" table:formula="of:=SUMPRODUCT(NOT(ISBLANK([.H39:.AMJ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22" calcext:value-type="float">
            <text:p>22</text:p>
          </table:table-cell>
          <table:table-cell table:formula="of:=SUM([.H40:.AMJ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>
            <text:p/>
          </table:table-cell>
          <table:table-cell table:style-name="ce11" table:formula="of:=SUMPRODUCT(NOT(ISBLANK([.H40:.AMJ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22" calcext:value-type="float">
            <text:p>22</text:p>
          </table:table-cell>
          <table:table-cell table:formula="of:=SUM([.H41:.AMJ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>
            <text:p/>
          </table:table-cell>
          <table:table-cell table:style-name="ce11" table:formula="of:=SUMPRODUCT(NOT(ISBLANK([.H41:.AMJ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22" calcext:value-type="float">
            <text:p>22</text:p>
          </table:table-cell>
          <table:table-cell table:formula="of:=SUM([.H42:.AMJ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>
            <text:p/>
          </table:table-cell>
          <table:table-cell table:style-name="ce11" table:formula="of:=SUMPRODUCT(NOT(ISBLANK([.H42:.AMJ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22" calcext:value-type="float">
            <text:p>22</text:p>
          </table:table-cell>
          <table:table-cell table:formula="of:=SUM([.H43:.AMJ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>
            <text:p/>
          </table:table-cell>
          <table:table-cell table:style-name="ce11" table:formula="of:=SUMPRODUCT(NOT(ISBLANK([.H43:.AMJ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22" calcext:value-type="float">
            <text:p>22</text:p>
          </table:table-cell>
          <table:table-cell table:formula="of:=SUM([.H44:.AMJ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>
            <text:p/>
          </table:table-cell>
          <table:table-cell table:style-name="ce11" table:formula="of:=SUMPRODUCT(NOT(ISBLANK([.H44:.AMJ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22" calcext:value-type="float">
            <text:p>22</text:p>
          </table:table-cell>
          <table:table-cell table:formula="of:=SUM([.H45:.AMJ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>
            <text:p/>
          </table:table-cell>
          <table:table-cell table:style-name="ce11" table:formula="of:=SUMPRODUCT(NOT(ISBLANK([.H45:.AMJ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22" calcext:value-type="float">
            <text:p>22</text:p>
          </table:table-cell>
          <table:table-cell table:formula="of:=SUM([.H46:.AMJ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>
            <text:p/>
          </table:table-cell>
          <table:table-cell table:style-name="ce11" table:formula="of:=SUMPRODUCT(NOT(ISBLANK([.H46:.AMJ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22" calcext:value-type="float">
            <text:p>22</text:p>
          </table:table-cell>
          <table:table-cell table:formula="of:=SUM([.H47:.AMJ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>
            <text:p/>
          </table:table-cell>
          <table:table-cell table:style-name="ce11" table:formula="of:=SUMPRODUCT(NOT(ISBLANK([.H47:.AMJ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22" calcext:value-type="float">
            <text:p>22</text:p>
          </table:table-cell>
          <table:table-cell table:formula="of:=SUM([.H48:.AMJ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>
            <text:p/>
          </table:table-cell>
          <table:table-cell table:style-name="ce11" table:formula="of:=SUMPRODUCT(NOT(ISBLANK([.H48:.AMJ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22" calcext:value-type="float">
            <text:p>22</text:p>
          </table:table-cell>
          <table:table-cell table:formula="of:=SUM([.H49:.AMJ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>
            <text:p/>
          </table:table-cell>
          <table:table-cell table:style-name="ce11" table:formula="of:=SUMPRODUCT(NOT(ISBLANK([.H49:.AMJ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22" calcext:value-type="float">
            <text:p>22</text:p>
          </table:table-cell>
          <table:table-cell table:formula="of:=SUM([.H50:.AMJ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>
            <text:p/>
          </table:table-cell>
          <table:table-cell table:style-name="ce11" table:formula="of:=SUMPRODUCT(NOT(ISBLANK([.H50:.AMJ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22" calcext:value-type="float">
            <text:p>22</text:p>
          </table:table-cell>
          <table:table-cell table:formula="of:=SUM([.H51:.AMJ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>
            <text:p/>
          </table:table-cell>
          <table:table-cell table:style-name="ce11" table:formula="of:=SUMPRODUCT(NOT(ISBLANK([.H51:.AMJ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22" calcext:value-type="float">
            <text:p>22</text:p>
          </table:table-cell>
          <table:table-cell table:formula="of:=SUM([.H52:.AMJ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>
            <text:p/>
          </table:table-cell>
          <table:table-cell table:style-name="ce11" table:formula="of:=SUMPRODUCT(NOT(ISBLANK([.H52:.AMJ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22" calcext:value-type="float">
            <text:p>22</text:p>
          </table:table-cell>
          <table:table-cell table:formula="of:=SUM([.H53:.AMJ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>
            <text:p/>
          </table:table-cell>
          <table:table-cell table:style-name="ce11" table:formula="of:=SUMPRODUCT(NOT(ISBLANK([.H53:.AMJ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22" calcext:value-type="float">
            <text:p>22</text:p>
          </table:table-cell>
          <table:table-cell table:formula="of:=SUM([.H54:.AMJ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>
            <text:p/>
          </table:table-cell>
          <table:table-cell table:style-name="ce11" table:formula="of:=SUMPRODUCT(NOT(ISBLANK([.H54:.AMJ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22" calcext:value-type="float">
            <text:p>22</text:p>
          </table:table-cell>
          <table:table-cell table:formula="of:=SUM([.H55:.AMJ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>
            <text:p/>
          </table:table-cell>
          <table:table-cell table:style-name="ce11" table:formula="of:=SUMPRODUCT(NOT(ISBLANK([.H55:.AMJ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22" calcext:value-type="float">
            <text:p>22</text:p>
          </table:table-cell>
          <table:table-cell table:formula="of:=SUM([.H56:.AMJ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>
            <text:p/>
          </table:table-cell>
          <table:table-cell table:style-name="ce11" table:formula="of:=SUMPRODUCT(NOT(ISBLANK([.H56:.AMJ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22" calcext:value-type="float">
            <text:p>22</text:p>
          </table:table-cell>
          <table:table-cell table:formula="of:=SUM([.H57:.AMJ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>
            <text:p/>
          </table:table-cell>
          <table:table-cell table:style-name="ce11" table:formula="of:=SUMPRODUCT(NOT(ISBLANK([.H57:.AMJ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22" calcext:value-type="float">
            <text:p>22</text:p>
          </table:table-cell>
          <table:table-cell table:formula="of:=SUM([.H58:.AMJ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>
            <text:p/>
          </table:table-cell>
          <table:table-cell table:style-name="ce11" table:formula="of:=SUMPRODUCT(NOT(ISBLANK([.H58:.AMJ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22" calcext:value-type="float">
            <text:p>22</text:p>
          </table:table-cell>
          <table:table-cell table:formula="of:=SUM([.H59:.AMJ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>
            <text:p/>
          </table:table-cell>
          <table:table-cell table:style-name="ce11" table:formula="of:=SUMPRODUCT(NOT(ISBLANK([.H59:.AMJ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22" calcext:value-type="float">
            <text:p>22</text:p>
          </table:table-cell>
          <table:table-cell table:formula="of:=SUM([.H60:.AMJ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>
            <text:p/>
          </table:table-cell>
          <table:table-cell table:style-name="ce11" table:formula="of:=SUMPRODUCT(NOT(ISBLANK([.H60:.AMJ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22" calcext:value-type="float">
            <text:p>22</text:p>
          </table:table-cell>
          <table:table-cell table:formula="of:=SUM([.H61:.AMJ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>
            <text:p/>
          </table:table-cell>
          <table:table-cell table:style-name="ce11" table:formula="of:=SUMPRODUCT(NOT(ISBLANK([.H61:.AMJ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22" calcext:value-type="float">
            <text:p>22</text:p>
          </table:table-cell>
          <table:table-cell table:formula="of:=SUM([.H62:.AMJ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>
            <text:p/>
          </table:table-cell>
          <table:table-cell table:style-name="ce11" table:formula="of:=SUMPRODUCT(NOT(ISBLANK([.H62:.AMJ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22" calcext:value-type="float">
            <text:p>22</text:p>
          </table:table-cell>
          <table:table-cell table:formula="of:=SUM([.H63:.AMJ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>
            <text:p/>
          </table:table-cell>
          <table:table-cell table:style-name="ce11" table:formula="of:=SUMPRODUCT(NOT(ISBLANK([.H63:.AMJ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22" calcext:value-type="float">
            <text:p>22</text:p>
          </table:table-cell>
          <table:table-cell table:formula="of:=SUM([.H64:.AMJ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>
            <text:p/>
          </table:table-cell>
          <table:table-cell table:style-name="ce11" table:formula="of:=SUMPRODUCT(NOT(ISBLANK([.H64:.AMJ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22" calcext:value-type="float">
            <text:p>22</text:p>
          </table:table-cell>
          <table:table-cell table:formula="of:=SUM([.H65:.AMJ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>
            <text:p/>
          </table:table-cell>
          <table:table-cell table:style-name="ce11" table:formula="of:=SUMPRODUCT(NOT(ISBLANK([.H65:.AMJ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22" calcext:value-type="float">
            <text:p>22</text:p>
          </table:table-cell>
          <table:table-cell table:formula="of:=SUM([.H66:.AMJ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>
            <text:p/>
          </table:table-cell>
          <table:table-cell table:style-name="ce11" table:formula="of:=SUMPRODUCT(NOT(ISBLANK([.H66:.AMJ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22" calcext:value-type="float">
            <text:p>22</text:p>
          </table:table-cell>
          <table:table-cell table:formula="of:=SUM([.H67:.AMJ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>
            <text:p/>
          </table:table-cell>
          <table:table-cell table:style-name="ce11" table:formula="of:=SUMPRODUCT(NOT(ISBLANK([.H67:.AMJ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22" calcext:value-type="float">
            <text:p>22</text:p>
          </table:table-cell>
          <table:table-cell table:formula="of:=SUM([.H68:.AMJ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>
            <text:p/>
          </table:table-cell>
          <table:table-cell table:style-name="ce11" table:formula="of:=SUMPRODUCT(NOT(ISBLANK([.H68:.AMJ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22" calcext:value-type="float">
            <text:p>22</text:p>
          </table:table-cell>
          <table:table-cell table:formula="of:=SUM([.H69:.AMJ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>
            <text:p/>
          </table:table-cell>
          <table:table-cell table:style-name="ce11" table:formula="of:=SUMPRODUCT(NOT(ISBLANK([.H69:.AMJ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22" calcext:value-type="float">
            <text:p>22</text:p>
          </table:table-cell>
          <table:table-cell table:formula="of:=SUM([.H70:.AMJ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>
            <text:p/>
          </table:table-cell>
          <table:table-cell table:style-name="ce11" table:formula="of:=SUMPRODUCT(NOT(ISBLANK([.H70:.AMJ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22" calcext:value-type="float">
            <text:p>22</text:p>
          </table:table-cell>
          <table:table-cell table:formula="of:=SUM([.H71:.AMJ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>
            <text:p/>
          </table:table-cell>
          <table:table-cell table:style-name="ce11" table:formula="of:=SUMPRODUCT(NOT(ISBLANK([.H71:.AMJ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22" calcext:value-type="float">
            <text:p>22</text:p>
          </table:table-cell>
          <table:table-cell table:formula="of:=SUM([.H72:.AMJ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>
            <text:p/>
          </table:table-cell>
          <table:table-cell table:style-name="ce11" table:formula="of:=SUMPRODUCT(NOT(ISBLANK([.H72:.AMJ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22" calcext:value-type="float">
            <text:p>22</text:p>
          </table:table-cell>
          <table:table-cell table:formula="of:=SUM([.H73:.AMJ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>
            <text:p/>
          </table:table-cell>
          <table:table-cell table:style-name="ce11" table:formula="of:=SUMPRODUCT(NOT(ISBLANK([.H73:.AMJ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22" calcext:value-type="float">
            <text:p>22</text:p>
          </table:table-cell>
          <table:table-cell table:formula="of:=SUM([.H74:.AMJ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>
            <text:p/>
          </table:table-cell>
          <table:table-cell table:style-name="ce11" table:formula="of:=SUMPRODUCT(NOT(ISBLANK([.H74:.AMJ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22" calcext:value-type="float">
            <text:p>22</text:p>
          </table:table-cell>
          <table:table-cell table:formula="of:=SUM([.H75:.AMJ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>
            <text:p/>
          </table:table-cell>
          <table:table-cell table:style-name="ce11" table:formula="of:=SUMPRODUCT(NOT(ISBLANK([.H75:.AMJ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22" calcext:value-type="float">
            <text:p>22</text:p>
          </table:table-cell>
          <table:table-cell table:formula="of:=SUM([.H76:.AMJ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>
            <text:p/>
          </table:table-cell>
          <table:table-cell table:style-name="ce11" table:formula="of:=SUMPRODUCT(NOT(ISBLANK([.H76:.AMJ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22" calcext:value-type="float">
            <text:p>22</text:p>
          </table:table-cell>
          <table:table-cell table:formula="of:=SUM([.H77:.AMJ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>
            <text:p/>
          </table:table-cell>
          <table:table-cell table:style-name="ce11" table:formula="of:=SUMPRODUCT(NOT(ISBLANK([.H77:.AMJ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22" calcext:value-type="float">
            <text:p>22</text:p>
          </table:table-cell>
          <table:table-cell table:formula="of:=SUM([.H78:.AMJ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>
            <text:p/>
          </table:table-cell>
          <table:table-cell table:style-name="ce11" table:formula="of:=SUMPRODUCT(NOT(ISBLANK([.H78:.AMJ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22" calcext:value-type="float">
            <text:p>22</text:p>
          </table:table-cell>
          <table:table-cell table:formula="of:=SUM([.H79:.AMJ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>
            <text:p/>
          </table:table-cell>
          <table:table-cell table:style-name="ce11" table:formula="of:=SUMPRODUCT(NOT(ISBLANK([.H79:.AMJ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22" calcext:value-type="float">
            <text:p>22</text:p>
          </table:table-cell>
          <table:table-cell table:formula="of:=SUM([.H80:.AMJ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>
            <text:p/>
          </table:table-cell>
          <table:table-cell table:style-name="ce11" table:formula="of:=SUMPRODUCT(NOT(ISBLANK([.H80:.AMJ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22" calcext:value-type="float">
            <text:p>22</text:p>
          </table:table-cell>
          <table:table-cell table:formula="of:=SUM([.H81:.AMJ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>
            <text:p/>
          </table:table-cell>
          <table:table-cell table:style-name="ce11" table:formula="of:=SUMPRODUCT(NOT(ISBLANK([.H81:.AMJ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22" calcext:value-type="float">
            <text:p>22</text:p>
          </table:table-cell>
          <table:table-cell table:formula="of:=SUM([.H82:.AMJ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>
            <text:p/>
          </table:table-cell>
          <table:table-cell table:style-name="ce11" table:formula="of:=SUMPRODUCT(NOT(ISBLANK([.H82:.AMJ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22" calcext:value-type="float">
            <text:p>22</text:p>
          </table:table-cell>
          <table:table-cell table:formula="of:=SUM([.H83:.AMJ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>
            <text:p/>
          </table:table-cell>
          <table:table-cell table:style-name="ce11" table:formula="of:=SUMPRODUCT(NOT(ISBLANK([.H83:.AMJ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22" calcext:value-type="float">
            <text:p>22</text:p>
          </table:table-cell>
          <table:table-cell table:formula="of:=SUM([.H84:.AMJ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>
            <text:p/>
          </table:table-cell>
          <table:table-cell table:style-name="ce11" table:formula="of:=SUMPRODUCT(NOT(ISBLANK([.H84:.AMJ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22" calcext:value-type="float">
            <text:p>22</text:p>
          </table:table-cell>
          <table:table-cell table:formula="of:=SUM([.H85:.AMJ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>
            <text:p/>
          </table:table-cell>
          <table:table-cell table:style-name="ce11" table:formula="of:=SUMPRODUCT(NOT(ISBLANK([.H85:.AMJ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22" calcext:value-type="float">
            <text:p>22</text:p>
          </table:table-cell>
          <table:table-cell table:formula="of:=SUM([.H86:.AMJ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>
            <text:p/>
          </table:table-cell>
          <table:table-cell table:style-name="ce11" table:formula="of:=SUMPRODUCT(NOT(ISBLANK([.H86:.AMJ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22" calcext:value-type="float">
            <text:p>22</text:p>
          </table:table-cell>
          <table:table-cell table:formula="of:=SUM([.H87:.AMJ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>
            <text:p/>
          </table:table-cell>
          <table:table-cell table:style-name="ce11" table:formula="of:=SUMPRODUCT(NOT(ISBLANK([.H87:.AMJ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22" calcext:value-type="float">
            <text:p>22</text:p>
          </table:table-cell>
          <table:table-cell table:formula="of:=SUM([.H88:.AMJ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>
            <text:p/>
          </table:table-cell>
          <table:table-cell table:style-name="ce11" table:formula="of:=SUMPRODUCT(NOT(ISBLANK([.H88:.AMJ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22" calcext:value-type="float">
            <text:p>22</text:p>
          </table:table-cell>
          <table:table-cell table:formula="of:=SUM([.H89:.AMJ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>
            <text:p/>
          </table:table-cell>
          <table:table-cell table:style-name="ce11" table:formula="of:=SUMPRODUCT(NOT(ISBLANK([.H89:.AMJ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22" calcext:value-type="float">
            <text:p>22</text:p>
          </table:table-cell>
          <table:table-cell table:formula="of:=SUM([.H90:.AMJ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>
            <text:p/>
          </table:table-cell>
          <table:table-cell table:style-name="ce11" table:formula="of:=SUMPRODUCT(NOT(ISBLANK([.H90:.AMJ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22" calcext:value-type="float">
            <text:p>22</text:p>
          </table:table-cell>
          <table:table-cell table:formula="of:=SUM([.H91:.AMJ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>
            <text:p/>
          </table:table-cell>
          <table:table-cell table:style-name="ce11" table:formula="of:=SUMPRODUCT(NOT(ISBLANK([.H91:.AMJ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22" calcext:value-type="float">
            <text:p>22</text:p>
          </table:table-cell>
          <table:table-cell table:formula="of:=SUM([.H92:.AMJ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>
            <text:p/>
          </table:table-cell>
          <table:table-cell table:style-name="ce11" table:formula="of:=SUMPRODUCT(NOT(ISBLANK([.H92:.AMJ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22" calcext:value-type="float">
            <text:p>22</text:p>
          </table:table-cell>
          <table:table-cell table:formula="of:=SUM([.H93:.AMJ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>
            <text:p/>
          </table:table-cell>
          <table:table-cell table:style-name="ce11" table:formula="of:=SUMPRODUCT(NOT(ISBLANK([.H93:.AMJ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22" calcext:value-type="float">
            <text:p>22</text:p>
          </table:table-cell>
          <table:table-cell table:formula="of:=SUM([.H94:.AMJ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>
            <text:p/>
          </table:table-cell>
          <table:table-cell table:style-name="ce11" table:formula="of:=SUMPRODUCT(NOT(ISBLANK([.H94:.AMJ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22" calcext:value-type="float">
            <text:p>22</text:p>
          </table:table-cell>
          <table:table-cell table:formula="of:=SUM([.H95:.AMJ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>
            <text:p/>
          </table:table-cell>
          <table:table-cell table:style-name="ce11" table:formula="of:=SUMPRODUCT(NOT(ISBLANK([.H95:.AMJ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22" calcext:value-type="float">
            <text:p>22</text:p>
          </table:table-cell>
          <table:table-cell table:formula="of:=SUM([.H96:.AMJ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>
            <text:p/>
          </table:table-cell>
          <table:table-cell table:style-name="ce11" table:formula="of:=SUMPRODUCT(NOT(ISBLANK([.H96:.AMJ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22" calcext:value-type="float">
            <text:p>22</text:p>
          </table:table-cell>
          <table:table-cell table:formula="of:=SUM([.H97:.AMJ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>
            <text:p/>
          </table:table-cell>
          <table:table-cell table:style-name="ce11" table:formula="of:=SUMPRODUCT(NOT(ISBLANK([.H97:.AMJ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22" calcext:value-type="float">
            <text:p>22</text:p>
          </table:table-cell>
          <table:table-cell table:formula="of:=SUM([.H98:.AMJ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>
            <text:p/>
          </table:table-cell>
          <table:table-cell table:style-name="ce11" table:formula="of:=SUMPRODUCT(NOT(ISBLANK([.H98:.AMJ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22" calcext:value-type="float">
            <text:p>22</text:p>
          </table:table-cell>
          <table:table-cell table:formula="of:=SUM([.H99:.AMJ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>
            <text:p/>
          </table:table-cell>
          <table:table-cell table:style-name="ce11" table:formula="of:=SUMPRODUCT(NOT(ISBLANK([.H99:.AMJ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22" calcext:value-type="float">
            <text:p>22</text:p>
          </table:table-cell>
          <table:table-cell table:formula="of:=SUM([.H100:.AMJ1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>
            <text:p/>
          </table:table-cell>
          <table:table-cell table:style-name="ce11" table:formula="of:=SUMPRODUCT(NOT(ISBLANK([.H100:.AMJ1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22" calcext:value-type="float">
            <text:p>22</text:p>
          </table:table-cell>
          <table:table-cell table:formula="of:=SUM([.H101:.AMJ1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>
            <text:p/>
          </table:table-cell>
          <table:table-cell table:style-name="ce11" table:formula="of:=SUMPRODUCT(NOT(ISBLANK([.H101:.AMJ1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22" calcext:value-type="float">
            <text:p>22</text:p>
          </table:table-cell>
          <table:table-cell table:formula="of:=SUM([.H102:.AMJ1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>
            <text:p/>
          </table:table-cell>
          <table:table-cell table:style-name="ce11" table:formula="of:=SUMPRODUCT(NOT(ISBLANK([.H102:.AMJ1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22" calcext:value-type="float">
            <text:p>22</text:p>
          </table:table-cell>
          <table:table-cell table:formula="of:=SUM([.H103:.AMJ1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>
            <text:p/>
          </table:table-cell>
          <table:table-cell table:style-name="ce11" table:formula="of:=SUMPRODUCT(NOT(ISBLANK([.H103:.AMJ1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22" calcext:value-type="float">
            <text:p>22</text:p>
          </table:table-cell>
          <table:table-cell table:formula="of:=SUM([.H104:.AMJ1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>
            <text:p/>
          </table:table-cell>
          <table:table-cell table:style-name="ce11" table:formula="of:=SUMPRODUCT(NOT(ISBLANK([.H104:.AMJ1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22" calcext:value-type="float">
            <text:p>22</text:p>
          </table:table-cell>
          <table:table-cell table:formula="of:=SUM([.H105:.AMJ1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>
            <text:p/>
          </table:table-cell>
          <table:table-cell table:style-name="ce11" table:formula="of:=SUMPRODUCT(NOT(ISBLANK([.H105:.AMJ1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22" calcext:value-type="float">
            <text:p>22</text:p>
          </table:table-cell>
          <table:table-cell table:formula="of:=SUM([.H106:.AMJ1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>
            <text:p/>
          </table:table-cell>
          <table:table-cell table:style-name="ce11" table:formula="of:=SUMPRODUCT(NOT(ISBLANK([.H106:.AMJ1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22" calcext:value-type="float">
            <text:p>22</text:p>
          </table:table-cell>
          <table:table-cell table:formula="of:=SUM([.H107:.AMJ1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>
            <text:p/>
          </table:table-cell>
          <table:table-cell table:style-name="ce11" table:formula="of:=SUMPRODUCT(NOT(ISBLANK([.H107:.AMJ1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22" calcext:value-type="float">
            <text:p>22</text:p>
          </table:table-cell>
          <table:table-cell table:formula="of:=SUM([.H108:.AMJ1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>
            <text:p/>
          </table:table-cell>
          <table:table-cell table:style-name="ce11" table:formula="of:=SUMPRODUCT(NOT(ISBLANK([.H108:.AMJ1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22" calcext:value-type="float">
            <text:p>22</text:p>
          </table:table-cell>
          <table:table-cell table:formula="of:=SUM([.H109:.AMJ1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>
            <text:p/>
          </table:table-cell>
          <table:table-cell table:style-name="ce11" table:formula="of:=SUMPRODUCT(NOT(ISBLANK([.H109:.AMJ1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22" calcext:value-type="float">
            <text:p>22</text:p>
          </table:table-cell>
          <table:table-cell table:formula="of:=SUM([.H110:.AMJ1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>
            <text:p/>
          </table:table-cell>
          <table:table-cell table:style-name="ce11" table:formula="of:=SUMPRODUCT(NOT(ISBLANK([.H110:.AMJ1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22" calcext:value-type="float">
            <text:p>22</text:p>
          </table:table-cell>
          <table:table-cell table:formula="of:=SUM([.H111:.AMJ1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>
            <text:p/>
          </table:table-cell>
          <table:table-cell table:style-name="ce11" table:formula="of:=SUMPRODUCT(NOT(ISBLANK([.H111:.AMJ1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22" calcext:value-type="float">
            <text:p>22</text:p>
          </table:table-cell>
          <table:table-cell table:formula="of:=SUM([.H112:.AMJ1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>
            <text:p/>
          </table:table-cell>
          <table:table-cell table:style-name="ce11" table:formula="of:=SUMPRODUCT(NOT(ISBLANK([.H112:.AMJ1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22" calcext:value-type="float">
            <text:p>22</text:p>
          </table:table-cell>
          <table:table-cell table:formula="of:=SUM([.H113:.AMJ1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>
            <text:p/>
          </table:table-cell>
          <table:table-cell table:style-name="ce11" table:formula="of:=SUMPRODUCT(NOT(ISBLANK([.H113:.AMJ1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22" calcext:value-type="float">
            <text:p>22</text:p>
          </table:table-cell>
          <table:table-cell table:formula="of:=SUM([.H114:.AMJ1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>
            <text:p/>
          </table:table-cell>
          <table:table-cell table:style-name="ce11" table:formula="of:=SUMPRODUCT(NOT(ISBLANK([.H114:.AMJ1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22" calcext:value-type="float">
            <text:p>22</text:p>
          </table:table-cell>
          <table:table-cell table:formula="of:=SUM([.H115:.AMJ1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>
            <text:p/>
          </table:table-cell>
          <table:table-cell table:style-name="ce11" table:formula="of:=SUMPRODUCT(NOT(ISBLANK([.H115:.AMJ1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22" calcext:value-type="float">
            <text:p>22</text:p>
          </table:table-cell>
          <table:table-cell table:formula="of:=SUM([.H116:.AMJ1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>
            <text:p/>
          </table:table-cell>
          <table:table-cell table:style-name="ce11" table:formula="of:=SUMPRODUCT(NOT(ISBLANK([.H116:.AMJ1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22" calcext:value-type="float">
            <text:p>22</text:p>
          </table:table-cell>
          <table:table-cell table:formula="of:=SUM([.H117:.AMJ1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>
            <text:p/>
          </table:table-cell>
          <table:table-cell table:style-name="ce11" table:formula="of:=SUMPRODUCT(NOT(ISBLANK([.H117:.AMJ1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22" calcext:value-type="float">
            <text:p>22</text:p>
          </table:table-cell>
          <table:table-cell table:formula="of:=SUM([.H118:.AMJ1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>
            <text:p/>
          </table:table-cell>
          <table:table-cell table:style-name="ce11" table:formula="of:=SUMPRODUCT(NOT(ISBLANK([.H118:.AMJ1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22" calcext:value-type="float">
            <text:p>22</text:p>
          </table:table-cell>
          <table:table-cell table:formula="of:=SUM([.H119:.AMJ1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>
            <text:p/>
          </table:table-cell>
          <table:table-cell table:style-name="ce11" table:formula="of:=SUMPRODUCT(NOT(ISBLANK([.H119:.AMJ1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22" calcext:value-type="float">
            <text:p>22</text:p>
          </table:table-cell>
          <table:table-cell table:formula="of:=SUM([.H120:.AMJ1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>
            <text:p/>
          </table:table-cell>
          <table:table-cell table:style-name="ce11" table:formula="of:=SUMPRODUCT(NOT(ISBLANK([.H120:.AMJ1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22" calcext:value-type="float">
            <text:p>22</text:p>
          </table:table-cell>
          <table:table-cell table:formula="of:=SUM([.H121:.AMJ1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>
            <text:p/>
          </table:table-cell>
          <table:table-cell table:style-name="ce11" table:formula="of:=SUMPRODUCT(NOT(ISBLANK([.H121:.AMJ1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22" calcext:value-type="float">
            <text:p>22</text:p>
          </table:table-cell>
          <table:table-cell table:formula="of:=SUM([.H122:.AMJ1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>
            <text:p/>
          </table:table-cell>
          <table:table-cell table:style-name="ce11" table:formula="of:=SUMPRODUCT(NOT(ISBLANK([.H122:.AMJ1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22" calcext:value-type="float">
            <text:p>22</text:p>
          </table:table-cell>
          <table:table-cell table:formula="of:=SUM([.H123:.AMJ1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>
            <text:p/>
          </table:table-cell>
          <table:table-cell table:style-name="ce11" table:formula="of:=SUMPRODUCT(NOT(ISBLANK([.H123:.AMJ1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22" calcext:value-type="float">
            <text:p>22</text:p>
          </table:table-cell>
          <table:table-cell table:formula="of:=SUM([.H124:.AMJ1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>
            <text:p/>
          </table:table-cell>
          <table:table-cell table:style-name="ce11" table:formula="of:=SUMPRODUCT(NOT(ISBLANK([.H124:.AMJ1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22" calcext:value-type="float">
            <text:p>22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style-name="ce11"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22" calcext:value-type="float">
            <text:p>22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style-name="ce11"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22" calcext:value-type="float">
            <text:p>22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style-name="ce11"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22" calcext:value-type="float">
            <text:p>22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style-name="ce11"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22" calcext:value-type="float">
            <text:p>22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style-name="ce11"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22" calcext:value-type="float">
            <text:p>22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style-name="ce11"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22" calcext:value-type="float">
            <text:p>22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style-name="ce11"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22" calcext:value-type="float">
            <text:p>22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style-name="ce11"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22" calcext:value-type="float">
            <text:p>22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style-name="ce11"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22" calcext:value-type="float">
            <text:p>22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style-name="ce11"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22" calcext:value-type="float">
            <text:p>22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style-name="ce11"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22" calcext:value-type="float">
            <text:p>22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style-name="ce11"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22" calcext:value-type="float">
            <text:p>22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style-name="ce11"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22" calcext:value-type="float">
            <text:p>22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style-name="ce11"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22" calcext:value-type="float">
            <text:p>22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style-name="ce11"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22" calcext:value-type="float">
            <text:p>22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style-name="ce11"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22" calcext:value-type="float">
            <text:p>22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style-name="ce11"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22" calcext:value-type="float">
            <text:p>22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style-name="ce11"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22" calcext:value-type="float">
            <text:p>22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style-name="ce11"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22" calcext:value-type="float">
            <text:p>22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style-name="ce11"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22" calcext:value-type="float">
            <text:p>22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style-name="ce11"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22" calcext:value-type="float">
            <text:p>22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style-name="ce11"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22" calcext:value-type="float">
            <text:p>22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style-name="ce11"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22" calcext:value-type="float">
            <text:p>22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style-name="ce11"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22" calcext:value-type="float">
            <text:p>22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style-name="ce11"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22" calcext:value-type="float">
            <text:p>22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style-name="ce11"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22" calcext:value-type="float">
            <text:p>22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style-name="ce11"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22" calcext:value-type="float">
            <text:p>22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style-name="ce11"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22" calcext:value-type="float">
            <text:p>22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style-name="ce11"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22" calcext:value-type="float">
            <text:p>22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style-name="ce11"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22" calcext:value-type="float">
            <text:p>22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style-name="ce11"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22" calcext:value-type="float">
            <text:p>22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style-name="ce11"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22" calcext:value-type="float">
            <text:p>22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style-name="ce11"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22" calcext:value-type="float">
            <text:p>22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style-name="ce11"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22" calcext:value-type="float">
            <text:p>22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style-name="ce11"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22" calcext:value-type="float">
            <text:p>22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style-name="ce11"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22" calcext:value-type="float">
            <text:p>22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style-name="ce11"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22" calcext:value-type="float">
            <text:p>22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style-name="ce11"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22" calcext:value-type="float">
            <text:p>22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style-name="ce11"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22" calcext:value-type="float">
            <text:p>22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style-name="ce11"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22" calcext:value-type="float">
            <text:p>2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style-name="ce11"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22" calcext:value-type="float">
            <text:p>2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style-name="ce11"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22" calcext:value-type="float">
            <text:p>2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style-name="ce11"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22" calcext:value-type="float">
            <text:p>2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style-name="ce11"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22" calcext:value-type="float">
            <text:p>2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style-name="ce11"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22" calcext:value-type="float">
            <text:p>2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style-name="ce11"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22" calcext:value-type="float">
            <text:p>2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style-name="ce11"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22" calcext:value-type="float">
            <text:p>2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style-name="ce11"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22" calcext:value-type="float">
            <text:p>2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style-name="ce11"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22" calcext:value-type="float">
            <text:p>2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style-name="ce11"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22" calcext:value-type="float">
            <text:p>2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style-name="ce11"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22" calcext:value-type="float">
            <text:p>2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style-name="ce11"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22" calcext:value-type="float">
            <text:p>2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style-name="ce11"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22" calcext:value-type="float">
            <text:p>2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style-name="ce11"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22" calcext:value-type="float">
            <text:p>2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style-name="ce11"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22" calcext:value-type="float">
            <text:p>2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style-name="ce11"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22" calcext:value-type="float">
            <text:p>2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style-name="ce11"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22" calcext:value-type="float">
            <text:p>2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style-name="ce11"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22" calcext:value-type="float">
            <text:p>2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style-name="ce11"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22" calcext:value-type="float">
            <text:p>2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style-name="ce11"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22" calcext:value-type="float">
            <text:p>2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style-name="ce11"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22" calcext:value-type="float">
            <text:p>2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style-name="ce11"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22" calcext:value-type="float">
            <text:p>2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style-name="ce11"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22" calcext:value-type="float">
            <text:p>2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style-name="ce11"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22" calcext:value-type="float">
            <text:p>2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style-name="ce11"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22" calcext:value-type="float">
            <text:p>2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style-name="ce11"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22" calcext:value-type="float">
            <text:p>2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style-name="ce11"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22" calcext:value-type="float">
            <text:p>2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style-name="ce11"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22" calcext:value-type="float">
            <text:p>2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style-name="ce11"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22" calcext:value-type="float">
            <text:p>2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style-name="ce11"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22" calcext:value-type="float">
            <text:p>2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style-name="ce11"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22" calcext:value-type="float">
            <text:p>2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style-name="ce11"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22" calcext:value-type="float">
            <text:p>2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style-name="ce11"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22" calcext:value-type="float">
            <text:p>2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style-name="ce11"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22" calcext:value-type="float">
            <text:p>2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style-name="ce11"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22" calcext:value-type="float">
            <text:p>2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style-name="ce11"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22" calcext:value-type="float">
            <text:p>2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style-name="ce11"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22" calcext:value-type="float">
            <text:p>2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style-name="ce11"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2" calcext:value-type="float">
            <text:p>2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style-name="ce11"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2" calcext:value-type="float">
            <text:p>2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style-name="ce11"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2" calcext:value-type="float">
            <text:p>2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style-name="ce11"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2" calcext:value-type="float">
            <text:p>2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style-name="ce11"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2" calcext:value-type="float">
            <text:p>2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style-name="ce11"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2" calcext:value-type="float">
            <text:p>2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style-name="ce11"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2" calcext:value-type="float">
            <text:p>2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2" calcext:value-type="float">
            <text:p>2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2" calcext:value-type="float">
            <text:p>2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2" calcext:value-type="float">
            <text:p>2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2" calcext:value-type="float">
            <text:p>2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2" calcext:value-type="float">
            <text:p>2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2" calcext:value-type="float">
            <text:p>2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2" calcext:value-type="float">
            <text:p>2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2" calcext:value-type="float">
            <text:p>2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2" calcext:value-type="float">
            <text:p>2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2" calcext:value-type="float">
            <text:p>2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2" calcext:value-type="float">
            <text:p>2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2" calcext:value-type="float">
            <text:p>2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2" calcext:value-type="float">
            <text:p>2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2" calcext:value-type="float">
            <text:p>2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" calcext:value-type="float">
            <text:p>2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" calcext:value-type="float">
            <text:p>2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" calcext:value-type="float">
            <text:p>2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" calcext:value-type="float">
            <text:p>2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" calcext:value-type="float">
            <text:p>2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" calcext:value-type="float">
            <text:p>2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" calcext:value-type="float">
            <text:p>2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" calcext:value-type="float">
            <text:p>2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" calcext:value-type="float">
            <text:p>2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" calcext:value-type="float">
            <text:p>2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" calcext:value-type="float">
            <text:p>2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" calcext:value-type="float">
            <text:p>2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" calcext:value-type="float">
            <text:p>2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" calcext:value-type="float">
            <text:p>2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" calcext:value-type="float">
            <text:p>2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" calcext:value-type="float">
            <text:p>2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" calcext:value-type="float">
            <text:p>2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" calcext:value-type="float">
            <text:p>2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" calcext:value-type="float">
            <text:p>2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" calcext:value-type="float">
            <text:p>2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" calcext:value-type="float">
            <text:p>2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" calcext:value-type="float">
            <text:p>2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" calcext:value-type="float">
            <text:p>2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" calcext:value-type="float">
            <text:p>2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" calcext:value-type="float">
            <text:p>2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" calcext:value-type="float">
            <text:p>2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" calcext:value-type="float">
            <text:p>2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" calcext:value-type="float">
            <text:p>2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" calcext:value-type="float">
            <text:p>2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" calcext:value-type="float">
            <text:p>2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" calcext:value-type="float">
            <text:p>2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" calcext:value-type="float">
            <text:p>2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" calcext:value-type="float">
            <text:p>2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" calcext:value-type="float">
            <text:p>2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" calcext:value-type="float">
            <text:p>2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" calcext:value-type="float">
            <text:p>2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" calcext:value-type="float">
            <text:p>2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" calcext:value-type="string">
            <text:p>[b]1. [url=https://www.zdoom.org/downloads]GZDoom[/url][/b] [[b]55[/b]: Anidrex_1009: 1, Caffeine Freak: 1, YukiRaven: 1, Apaul27: 1, Lila Feuer: 1, GhoulDesecrato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Lizardcommando: 1, Bauul: 1, Hell Theatre: 1, EngineerKappa: 1, The_SloVinator: 1, SOSU: 1, riderr3: 1, obake: 1, Ye_Illuminator: 1, Manuel-K: 1, MTF Sergeant: 1, Equinox24: 1, CasualScrub: 1, whirledtsar: 1, CyberDreams: 1, NerdyButLazy: 1, DoomGater: 1, EtherBot: 1, Firedust: 1, guitardz: 1, wolfmcbeard: 1, Doom_Dude: 1, LuciferSam86: 1, Gerardo194: 1, Gunstar Green: 1, m8f: 1]</text:p>
          </table:table-cell>
          <table:table-cell/>
          <table:table-cell office:value-type="string" calcext:value-type="string">
            <text:p>|</text:p>
          </table:table-cell>
          <table:table-cell/>
          <table:table-cell table:style-name="ce24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://prboom-plus.sourceforge.net/]PrBoom+/GLBoom+[/url][/b] [[b]34[/b]: Caffeine Freak: 1, mun: 1, GhoulDesecrator: 1, seed: 1, Diabolución: 1, Aquila Chrysaetos: 1, Zahid: 1, Fonze: 1, Catpho: 1, bonnie: 1,  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]" calcext:value-type="string">
            <text:p>[b]2. [url=http://prboom-plus.sourceforge.net/]PrBoom+/GLBoom+[/url][/b] [[b]34[/b]: Caffeine Freak: 1, mun: 1, GhoulDesecrator: 1, seed: 1, Diabolución: 1, Aquila Chrysaetos: 1, Zahid: 1, Fonze: 1, Catpho: 1, bonnie: 1, <text:s/>Erick: 1, DeadAstronaut: 1, InsanityBringer: 1, DMPhobos: 1, rehelekretep: 1, Killer5: 1, KVELLER: 1, galileo31dos01: 1, amackert: 1, loveless: 1, Bauul: 1, The_SloVinator: 1, riderr3: 1, jerk-o: 1, Equinox24: 1, Rimantas: 1, Kroc: 1, CyberDreams: 1, valkiriforce: 1, NerdyButLazy: 1, DoomGater: 1, guitardz: 1, wolfmcbeard: 1, m8f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zandronum.com/]Zandronum[/url][/b] [[b]20[/b]: Doomkid: 1, Teder: 1, Catpho: 1, Zulk RS: 1, DaIcemann76: 1, SGS Man: 1, Empyre: 1,  Erick: 1, Lorenz0: 1, Killer5: 1, SP_FACE1: 1, Lizardcommando: 1, 𝕲𝖗𝖎𝖒𝖔𝖘𝖆𝖚𝖗: 1, Ye_Illuminator: 1, AlexMax: 1, Manuel-K: 1, MTF Sergeant: 1, EtherBot: 1, LuciferSam86: 1, haruko haruhara: 1]" calcext:value-type="string">
            <text:p>[b]3. [url=https://zandronum.com/]Zandronum[/url][/b] [[b]20[/b]: Doomkid: 1, Teder: 1, Catpho: 1, Zulk RS: 1, DaIcemann76: 1, SGS Man: 1, Empyre: 1, <text:s/>Erick: 1, Lorenz0: 1, Killer5: 1, SP_FACE1: 1, Lizardcommando: 1, 𝕲𝖗𝖎𝖒𝖔𝖘𝖆𝖚𝖗: 1, Ye_Illuminator: 1, AlexMax: 1, Manuel-K: 1, MTF Sergeant: 1, EtherBot: 1, LuciferSam86: 1, haruko haruhar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chocolate-doom.org/wiki/index.php/Downloads]Chocolate Doom[/url][/b] [[b]19[/b]: mun: 1, YukiRaven: 1, GhoulDesecrator: 1, seed: 1, Diabolución: 1, Catpho: 1,  Erick: 1, InsanityBringer: 1, DMPhobos: 1, Bauul: 1, EngineerKappa: 1, zokum: 1, The_SloVinator: 1, joshthenesnerd: 1, vesperas: 1, Rimantas: 1, CyberDreams: 1, VGA: 1, Firedust: 1]" calcext:value-type="string">
            <text:p>[b]4. [url=https://www.chocolate-doom.org/wiki/index.php/Downloads]Chocolate Doom[/url][/b] [[b]19[/b]: mun: 1, YukiRaven: 1, GhoulDesecrator: 1, seed: 1, Diabolución: 1, Catpho: 1, <text:s/>Erick: 1, InsanityBringer: 1, DMPhobos: 1, Bauul: 1, EngineerKappa: 1, zokum: 1, The_SloVinator: 1, joshthenesnerd: 1, vesperas: 1, Rimantas: 1, CyberDreams: 1, VGA: 1, Firedust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" calcext:value-type="string">
            <text:p>[b]5. [url=https://www.zdoom.org/downloads]ZDoom[/url][/b] [[b]16[/b]: Delete: 1, Caffeine Freak: 1, mun: 1, Urthar: 1, DaIcemann76: 1, DeadAstronaut: 1, amackert: 1, Lizardcommando: 1, joshthenesnerd: 1, Equinox24: 1, CasualScrub: 1, valkiriforce: 1, Phoby: 1, DoomGater: 1, Firedust: 1, Gerardo194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chocolate-doom.org/wiki/index.php/Crispy_Doom]Crispy Doom[/url][/b] [[b]15[/b]: mun: 1, Lila Feuer: 1, HAK3180: 1, Killer5: 1, galileo31dos01: 1, Woolie Wool: 1, The Mysterious Moustachio: 1, Bauul: 1, The_SloVinator: 1, AlexMax: 1, CyberDreams: 1, NerdyButLazy: 1, LuciferSam86: 1, Gunstar Green: 1, UNERXAi: 1]" calcext:value-type="string">
            <text:p>[b]6. [url=https://www.chocolate-doom.org/wiki/index.php/Crispy_Doom]Crispy Doom[/url][/b] [[b]15[/b]: mun: 1, Lila Feuer: 1, HAK3180: 1, Killer5: 1, galileo31dos01: 1, Woolie Wool: 1, The Mysterious Moustachio: 1, Bauul: 1, The_SloVinator: 1, AlexMax: 1, CyberDreams: 1, NerdyButLazy: 1, LuciferSam86: 1, Gunstar Green: 1, UNERXAi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eternity/etcengine.html]The Eternity Engine[/url][/b] [[b]10[/b]: Jon: 1, Edward850: 1, Lila Feuer: 1, seed: 1, Gez: 1, Catpho: 1, SGS Man: 1, InsanityBringer: 1, zokum: 1, PaquoCastor: 1]" calcext:value-type="string">
            <text:p>[b]7. [url=https://www.doomworld.com/eternity/etcengine.html]The Eternity Engine[/url][/b] [[b]10[/b]: Jon: 1, Edward850: 1, Lila Feuer: 1, seed: 1, Gez: 1, Catpho: 1, SGS Man: 1, InsanityBringer: 1, zokum: 1, PaquoCasto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://dengine.net/]Doomsday Engine [/url][/b] [[b]6[/b]: Caffeine Freak: 1, YukiRaven: 1, Lila Feuer: 1, Bauul: 1, Ye_Illuminator: 1, DoomGater: 1]" calcext:value-type="string">
            <text:p>[b]8. [url=http://dengine.net/]Doomsday Engine [/url][/b] [[b]6[/b]: Caffeine Freak: 1, YukiRaven: 1, Lila Feuer: 1, Bauul: 1, Ye_Illuminator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://zdaemon.org/]ZDaemon[/url][/b] [[b]5[/b]: Doomkid: 1, Rosh Fragger: 1, Catpho: 1, DaIcemann76: 1, Medis: 1]" calcext:value-type="string">
            <text:p>[b]9. [url=http://zdaemon.org/]ZDaemon[/url][/b] [[b]5[/b]: Doomkid: 1, Rosh Fragger: 1, Catpho: 1, DaIcemann76: 1, Medis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://www.doomretro.com/]Doom Retro[/url][/b] [[b]4[/b]: Gez: 1, Manuel-K: 1, Kroc: 1, valkiriforce: 1]" calcext:value-type="string">
            <text:p>[b]10. [url=http://www.doomretro.com/]Doom Retro[/url][/b] [[b]4[/b]: Gez: 1, Manuel-K: 1, Kroc: 1, valkiriforce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0. [url=http://www.skulltag.com/]Skulltag[/url][/b] [[b]4[/b]: Yuki Senmatsu: 1, Lizardcommando: 1, Ye_Illuminator: 1, haruko haruhara: 1]" calcext:value-type="string">
            <text:p>[b]10. [url=http://www.skulltag.com/]Skulltag[/url][/b] [[b]4[/b]: Yuki Senmatsu: 1, Lizardcommando: 1, Ye_Illuminator: 1, haruko haruhar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://doomlegacy.sourceforge.net/]Doom Legacy[/url][/b] [[b]3[/b]: Bauul: 1, riderr3: 1, DoomGater: 1]" calcext:value-type="string">
            <text:p>[b]12. [url=http://doomlegacy.sourceforge.net/]Doom Legacy[/url][/b] [[b]3[/b]: Bauul: 1, riderr3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sourceforge.net/projects/edge2/]3DGE[/url][/b] [[b]2[/b]: Gez: 1, Catpho: 1]" calcext:value-type="string">
            <text:p>[b]13. [url=https://sourceforge.net/projects/edge2/]3DGE[/url][/b] [[b]2[/b]: Gez: 1,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3. [url=http://sourceforge.net/projects/delphidoom/]DelphiDoom[/url][/b] [[b]2[/b]: YukiRaven: 1, Gez: 1]" calcext:value-type="string">
            <text:p>[b]13. [url=http://sourceforge.net/projects/delphidoom/]DelphiDoom[/url][/b] [[b]2[/b]: YukiRaven: 1, Gez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3. [url=https://www.doomworld.com/idgames/idstuff/doom/win95/doom95]Doom95[/url][/b] [[b]2[/b]: Josuke: 1, Gerardo194: 1]" calcext:value-type="string">
            <text:p>[b]13. [url=https://www.doomworld.com/idgames/idstuff/doom/win95/doom95]Doom95[/url][/b] [[b]2[/b]: Josuke: 1, Gerardo194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3. [url=https://odamex.net/]Odamex[/url][/b] [[b]2[/b]: Doomkid: 1, Diabolución: 1]" calcext:value-type="string">
            <text:p>[b]13. [url=https://odamex.net/]Odamex[/url][/b] [[b]2[/b]: Doomkid: 1, Diabolución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://prboom-plus.sourceforge.net/]Doom﻿+[/url][/b] [[b]1[/b]: Woolie Wool: 1]" calcext:value-type="string">
            <text:p>[b]17. [url=http://prboom-plus.sourceforge.net/]Doom﻿+[/url][/b] [[b]1[/b]: Woolie Wool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s://doomwiki.org/wiki/DOOM2.EXE]Doom2.exe[/url][/b] [[b]1[/b]: zokum: 1]" calcext:value-type="string">
            <text:p>[b]17. [url=https://doomwiki.org/wiki/DOOM2.EXE]Doom2.exe[/url][/b] [[b]1[/b]: zokum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7. [url=https://zdoom.org/downloads]QZDoom[/url][/b] [[b]1[/b]: Woolie Wool: 1]" calcext:value-type="string">
            <text:p>[b]17. [url=https://zdoom.org/downloads]QZDoom[/url][/b] [[b]1[/b]: Woolie Wool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7. [url=http://risen3d.drdteam.org/]Risen3D[/url][/b] [[b]1[/b]: Catpho: 1]" calcext:value-type="string">
            <text:p>[b]17. [url=http://risen3d.drdteam.org/]Risen3D[/url][/b] [[b]1[/b]: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17. [url=http://www.scoredoom.com/]ScoreDoom[/url][/b] [[b]1[/b]: yakfak: 1]" calcext:value-type="string">
            <text:p>[b]17. [url=http://www.scoredoom.com/]ScoreDoom[/url][/b] [[b]1[/b]: yakfak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08:38:24.080904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2-15T09:52:22.814262861</dc:date>
    <meta:editing-duration>P1DT12H41M29S</meta:editing-duration>
    <meta:editing-cycles>172</meta:editing-cycles>
    <meta:generator>LibreOffice/5.2.7.2$Linux_X86_64 LibreOffice_project/20m0$Build-2</meta:generator>
    <meta:document-statistic meta:table-count="2" meta:cell-count="2782" meta:object-count="0"/>
  </office:meta>
</office:document-meta>
</file>